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usr/bin/env python3</text:p>
      <text:p text:style-name="Standard"># -*- coding: utf-8 -*-</text:p>
      <text:p text:style-name="Standard"/>
      <text:p text:style-name="Standard">"""</text:p>
      <text:p text:style-name="Standard">Created on Tue Mar 21 16:05:08 2023</text:p>
      <text:p text:style-name="Standard"/>
      <text:p text:style-name="Standard">@author: caitlin.p.conn</text:p>
      <text:p text:style-name="Standard"/>
      <text:p text:style-name="Standard">"""</text:p>
      <text:p text:style-name="Standard"/>
      <text:p text:style-name="Standard"># Required imported libraries</text:p>
      <text:p text:style-name="Standard"># Additional packages were installed, tried to capture requirements in readme </text:p>
      <text:p text:style-name="Standard">from collections import OrderedDict</text:p>
      <text:p text:style-name="Standard">from datetime import datetime</text:p>
      <text:p text:style-name="Standard">import matplotlib.pyplot as plt</text:p>
      <text:p text:style-name="Standard"/>
      <text:p text:style-name="Standard">import numpy as np </text:p>
      <text:p text:style-name="Standard">import imutils</text:p>
      <text:p text:style-name="Standard">import time</text:p>
      <text:p text:style-name="Standard">import cv2 </text:p>
      <text:p text:style-name="Standard"/>
      <text:p text:style-name="Standard">import math</text:p>
      <text:p text:style-name="Standard">from math import radians</text:p>
      <text:p text:style-name="Standard"/>
      <text:p text:style-name="Standard">###########################################################################################################################################</text:p>
      <text:p text:style-name="Standard"># Visualization/Plotting Helper Functions</text:p>
      <text:p text:style-name="Standard"/>
      <text:p text:style-name="Standard"># Function finds the third point of a triangle given two points</text:p>
      <text:p text:style-name="Standard"># Resource: https://stackoverflow.com/questions/69671976/python-function-to-find-a-point-of-an-equilateral-triangle</text:p>
      <text:p text:style-name="Standard">def find_equal_triangle_coordinate(pt1, pt2):</text:p>
      <text:p text:style-name="Standard"><text:s text:c="20"/></text:p>
      <text:p text:style-name="Standard"><text:s text:c="4"/>pt3_x = (pt1[0] + pt2[0] + np.sqrt(3) * (pt1[1] - pt2[1])) / 2 </text:p>
      <text:p text:style-name="Standard"><text:s text:c="4"/>pt3_y = (pt1[1] + pt2[1] + np.sqrt(3) * (pt1[0] - pt2[0])) / 2 <text:s/></text:p>
      <text:p text:style-name="Standard"><text:s text:c="5"/></text:p>
      <text:p text:style-name="Standard"><text:s text:c="4"/>unknown_pt = [pt3_x, pt3_y]</text:p>
      <text:p text:style-name="Standard"><text:s text:c="4"/></text:p>
      <text:p text:style-name="Standard"><text:s text:c="4"/>return np.array(unknown_pt)</text:p>
      <text:p text:style-name="Standard"/>
      <text:p text:style-name="Standard"># Function computes the a,b,c constants of the line passing between two points</text:p>
      <text:p text:style-name="Standard"># Resource: https://www.geeksforgeeks.org/program-find-line-passing-2-points/</text:p>
      <text:p text:style-name="Standard">def compute_line_abc(pt_a, pt_b):</text:p>
      <text:p text:style-name="Standard"/>
      <text:p text:style-name="Standard"><text:s text:c="4"/>a_val = pt_b[1] - pt_a[1]</text:p>
      <text:p text:style-name="Standard"><text:s text:c="4"/>b_val = pt_a[0] - pt_b[0]</text:p>
      <text:p text:style-name="Standard"><text:s text:c="4"/>c_val = (a_val*(pt_a[0])) + (b_val*(pt_a[1]))</text:p>
      <text:p text:style-name="Standard"/>
      <text:p text:style-name="Standard"><text:s text:c="4"/>return a_val, b_val, c_val</text:p>
      <text:p text:style-name="Standard"><text:soft-page-break/></text:p>
      <text:p text:style-name="Standard"># Function creates the map grid image with the appriopriate obstacle and freespace boundaries</text:p>
      <text:p text:style-name="Standard"># Resource: quora.com/How-do-you-find-the-distance-between-the-edges-and-the-center-of-a-regular-hexagon-if-you-know-the-length-of-its-sides</text:p>
      <text:p text:style-name="Standard">def create_map_grid(clearance_color, obstacle_space_color, free_space_color, robot_clearance, robot_radius, map_height, map_width):</text:p>
      <text:p text:style-name="Standard"><text:s text:c="4"/></text:p>
      <text:p text:style-name="Standard"><text:s text:c="4"/># Define map grid shape</text:p>
      <text:p text:style-name="Standard"><text:s text:c="4"/>map_grid = np.ones((map_height,map_width,3), dtype = np.uint8)</text:p>
      <text:p text:style-name="Standard"/>
      <text:p text:style-name="Standard"><text:s text:c="4"/># Set obstacle color</text:p>
      <text:p text:style-name="Standard"><text:s text:c="4"/>obstacle_color = obstacle_space_color </text:p>
      <text:p text:style-name="Standard"><text:s text:c="12"/></text:p>
      <text:p text:style-name="Standard"><text:s text:c="4"/># Define total clearance value in pixels using user robot radius and robot clearance inputs</text:p>
      <text:p text:style-name="Standard"><text:s text:c="4"/>c = robot_clearance + robot_radius # 5 + 5 or 5 + 0 </text:p>
      <text:p text:style-name="Standard"><text:s text:c="4"/></text:p>
      <text:p text:style-name="Standard"><text:s text:c="4"/>#############################################################</text:p>
      <text:p text:style-name="Standard"><text:s text:c="4"/># Compute hexagon logic</text:p>
      <text:p text:style-name="Standard"/>
      <text:p text:style-name="Standard"><text:s text:c="4"/>hexagon_x_center = 300 # 100 + 50 + 150</text:p>
      <text:p text:style-name="Standard"><text:s text:c="4"/>hexagon_y_center = 125</text:p>
      <text:p text:style-name="Standard"><text:s text:c="4"/>hex_edge_length = 75</text:p>
      <text:p text:style-name="Standard"/>
      <text:p text:style-name="Standard"><text:s text:c="4"/>hex_dist_center_to_edge = hex_edge_length * math.sqrt(3) / 2</text:p>
      <text:p text:style-name="Standard"/>
      <text:p text:style-name="Standard"><text:s text:c="4"/># Hexagon Vertex 1 - Top</text:p>
      <text:p text:style-name="Standard"><text:s text:c="4"/>v1_x = int(100 + 50 + 150)</text:p>
      <text:p text:style-name="Standard"><text:s text:c="4"/>v1_y = int(125 + hex_dist_center_to_edge)</text:p>
      <text:p text:style-name="Standard"/>
      <text:p text:style-name="Standard"><text:s text:c="4"/>vertex1 = [hexagon_x_center, hexagon_y_center]</text:p>
      <text:p text:style-name="Standard"><text:s text:c="4"/>vertex2 = [v1_x,v1_y]</text:p>
      <text:p text:style-name="Standard"><text:s text:c="4"/>result = find_equal_triangle_coordinate(vertex1, vertex2)</text:p>
      <text:p text:style-name="Standard"/>
      <text:p text:style-name="Standard"><text:s text:c="4"/># Hexagon Center Coordinate</text:p>
      <text:p text:style-name="Standard"><text:s text:c="4"/># map_grid = cv2.circle(map_grid, (hexagon_x_center,hexagon_y_center), radius=5, color=(255,0,0), thickness=-1)</text:p>
      <text:p text:style-name="Standard"/>
      <text:p text:style-name="Standard"><text:s text:c="4"/># Hexagon Vertex 2</text:p>
      <text:p text:style-name="Standard"><text:s text:c="4"/>v2_x = 100 + 50 + 150 + hex_dist_center_to_edge</text:p>
      <text:p text:style-name="Standard"><text:s text:c="4"/>v2_y = int(result[1])</text:p>
      <text:p text:style-name="Standard"/>
      <text:p text:style-name="Standard"><text:s text:c="4"/># Hexagon Vertex 6</text:p>
      <text:p text:style-name="Standard"><text:s text:c="4"/>v6_x = v1_x - hex_dist_center_to_edge</text:p>
      <text:p text:style-name="Standard"><text:s text:c="4"/>v6_y = int(result[1])</text:p>
      <text:p text:style-name="Standard"/>
      <text:p text:style-name="Standard"><text:s text:c="4"/># Hexagon Vertex 3</text:p>
      <text:p text:style-name="Standard"><text:s text:c="4"/>v3_x = int(v2_x)</text:p>
      <text:p text:style-name="Standard"><text:s text:c="4"/>v3_y = int(result[1]) - hex_edge_length</text:p>
      <text:p text:style-name="Standard"/>
      <text:p text:style-name="Standard"><text:soft-page-break/><text:s text:c="4"/># Hexagon Vertex 4</text:p>
      <text:p text:style-name="Standard"><text:s text:c="4"/>v4_x = int(v1_x)</text:p>
      <text:p text:style-name="Standard"><text:s text:c="4"/>v4_y = int(125 - hex_dist_center_to_edge) </text:p>
      <text:p text:style-name="Standard"/>
      <text:p text:style-name="Standard"><text:s text:c="4"/># Hexagon Vertex 5</text:p>
      <text:p text:style-name="Standard"><text:s text:c="4"/>v5_x = int(v6_x)</text:p>
      <text:p text:style-name="Standard"><text:s text:c="4"/>v5_y = int(result[1])-hex_edge_length</text:p>
      <text:p text:style-name="Standard"/>
      <text:p text:style-name="Standard"><text:s text:c="4"/>pt1 = [v1_x,v1_y+c]</text:p>
      <text:p text:style-name="Standard"><text:s text:c="4"/>pt2 = [v2_x+c,v2_y+c]</text:p>
      <text:p text:style-name="Standard"><text:s text:c="4"/>pt3 = [v3_x+c,v3_y-c]</text:p>
      <text:p text:style-name="Standard"><text:s text:c="4"/>pt4 = [v4_x,v4_y-c]</text:p>
      <text:p text:style-name="Standard"><text:s text:c="4"/>pt5 = [v5_x-c,v5_y-c]</text:p>
      <text:p text:style-name="Standard"><text:s text:c="4"/>pt6 = [v6_x-c,v6_y+c]</text:p>
      <text:p text:style-name="Standard"/>
      <text:p text:style-name="Standard"><text:s text:c="4"/>l1a, l1b, l1c = compute_line_abc(pt1, pt2)</text:p>
      <text:p text:style-name="Standard"><text:s text:c="4"/>l2a, l2b, l2c = compute_line_abc(pt2, pt3)</text:p>
      <text:p text:style-name="Standard"><text:s text:c="4"/>l3a, l3b, l3c = compute_line_abc(pt3, pt4)</text:p>
      <text:p text:style-name="Standard"><text:s text:c="4"/>l4a, l4b, l4c = compute_line_abc(pt4, pt5)</text:p>
      <text:p text:style-name="Standard"><text:s text:c="4"/>l5a, l5b, l5c = compute_line_abc(pt5, pt6)</text:p>
      <text:p text:style-name="Standard"><text:s text:c="4"/>l6a, l6b, l6c = compute_line_abc(pt6, pt1)</text:p>
      <text:p text:style-name="Standard"><text:s text:c="4"/></text:p>
      <text:p text:style-name="Standard"><text:s text:c="4"/>pt1_i = [v1_x,v1_y]</text:p>
      <text:p text:style-name="Standard"><text:s text:c="4"/>pt2_i = [v2_x,v2_y]</text:p>
      <text:p text:style-name="Standard"><text:s text:c="4"/>pt3_i = [v3_x,v3_y]</text:p>
      <text:p text:style-name="Standard"><text:s text:c="4"/>pt4_i = [v4_x,v4_y]</text:p>
      <text:p text:style-name="Standard"><text:s text:c="4"/>pt5_i = [v5_x,v5_y]</text:p>
      <text:p text:style-name="Standard"><text:s text:c="4"/>pt6_i = [v6_x,v6_y]</text:p>
      <text:p text:style-name="Standard"/>
      <text:p text:style-name="Standard"><text:s text:c="4"/>l1a_i, l1b_i, l1c_i = compute_line_abc(pt1_i, pt2_i)</text:p>
      <text:p text:style-name="Standard"><text:s text:c="4"/>l2a_i, l2b_i, l2c_i = compute_line_abc(pt2_i, pt3_i)</text:p>
      <text:p text:style-name="Standard"><text:s text:c="4"/>l3a_i, l3b_i, l3c_i = compute_line_abc(pt3_i, pt4_i)</text:p>
      <text:p text:style-name="Standard"><text:s text:c="4"/>l4a_i, l4b_i, l4c_i = compute_line_abc(pt4_i, pt5_i)</text:p>
      <text:p text:style-name="Standard"><text:s text:c="4"/>l5a_i, l5b_i, l5c_i = compute_line_abc(pt5_i, pt6_i)</text:p>
      <text:p text:style-name="Standard"><text:s text:c="4"/>l6a_i, l6b_i, l6c_i = compute_line_abc(pt6_i, pt1_i)</text:p>
      <text:p text:style-name="Standard"><text:s text:c="4"/></text:p>
      <text:p text:style-name="Standard"><text:s text:c="4"/>#############################################################</text:p>
      <text:p text:style-name="Standard"><text:s text:c="4"/># Compute triangle logic</text:p>
      <text:p text:style-name="Standard"><text:s text:c="4"/></text:p>
      <text:p text:style-name="Standard"><text:s text:c="4"/>tri_low_pt = [460,25]</text:p>
      <text:p text:style-name="Standard"><text:s text:c="4"/>tri_up_pt = [460,225]</text:p>
      <text:p text:style-name="Standard"><text:s text:c="4"/>tri_right_pt = [510,125]</text:p>
      <text:p text:style-name="Standard"/>
      <text:p text:style-name="Standard"><text:s text:c="4"/>t1a, t1b, t1c = compute_line_abc(tri_low_pt, tri_up_pt)</text:p>
      <text:p text:style-name="Standard"><text:s text:c="4"/>t2a, t2b, t2c = compute_line_abc(tri_low_pt, tri_right_pt)</text:p>
      <text:p text:style-name="Standard"><text:s text:c="4"/>t3a, t3b, t3c = compute_line_abc(tri_up_pt, tri_right_pt)</text:p>
      <text:p text:style-name="Standard"/>
      <text:p text:style-name="Standard"><text:s text:c="4"/>obstacle_triangle_coordinates = [tri_low_pt, tri_up_pt, tri_right_pt]</text:p>
      <text:p text:style-name="Standard"><text:s text:c="4"/></text:p>
      <text:p text:style-name="Standard"><text:soft-page-break/><text:s text:c="4"/>center_pt_triangle_x = (tri_low_pt[0] + tri_up_pt[0] + tri_right_pt[0]) / 3</text:p>
      <text:p text:style-name="Standard"><text:s text:c="4"/>center_pt_triangle_y = (tri_low_pt[1] + tri_up_pt[1] + tri_right_pt[1]) / 3</text:p>
      <text:p text:style-name="Standard"><text:s text:c="4"/>center_pt_triangle = [center_pt_triangle_x, center_pt_triangle_y]</text:p>
      <text:p text:style-name="Standard"/>
      <text:p text:style-name="Standard"><text:s text:c="4"/>outer_triangle_pts = []</text:p>
      <text:p text:style-name="Standard"><text:s text:c="4"/></text:p>
      <text:p text:style-name="Standard"><text:s text:c="4"/>for vertex_coord in obstacle_triangle_coordinates:</text:p>
      <text:p text:style-name="Standard"><text:s text:c="8"/></text:p>
      <text:p text:style-name="Standard"><text:s text:c="8"/>coord_shifted = np.array(vertex_coord) - np.array(center_pt_triangle)</text:p>
      <text:p text:style-name="Standard"><text:s text:c="8"/>computed_length = np.sqrt(coord_shifted.dot(coord_shifted))</text:p>
      <text:p text:style-name="Standard"><text:s text:c="8"/>norm_vec = coord_shifted / computed_length if computed_length != 0 else np.zeros_like(coord_shifted)</text:p>
      <text:p text:style-name="Standard"><text:s text:c="8"/></text:p>
      <text:p text:style-name="Standard"><text:s text:c="8"/>scaled_pt = (c * norm_vec) + vertex_coord</text:p>
      <text:p text:style-name="Standard"><text:s text:c="8"/></text:p>
      <text:p text:style-name="Standard"><text:s text:c="8"/>outer_triangle_pts.append(scaled_pt)</text:p>
      <text:p text:style-name="Standard"><text:s text:c="4"/></text:p>
      <text:p text:style-name="Standard"><text:s text:c="4"/>tri_low_pt = outer_triangle_pts[0]</text:p>
      <text:p text:style-name="Standard"><text:s text:c="4"/>tri_up_pt = outer_triangle_pts[1]</text:p>
      <text:p text:style-name="Standard"><text:s text:c="4"/>tri_right_pt = outer_triangle_pts[2]</text:p>
      <text:p text:style-name="Standard"><text:s text:c="8"/></text:p>
      <text:p text:style-name="Standard"><text:s text:c="4"/>t1aa, t1bb, t1cc = compute_line_abc(tri_low_pt, tri_up_pt)</text:p>
      <text:p text:style-name="Standard"><text:s text:c="4"/>t2aa, t2bb, t2cc = compute_line_abc(tri_low_pt, tri_right_pt)</text:p>
      <text:p text:style-name="Standard"><text:s text:c="4"/>t3aa, t3bb, t3cc = compute_line_abc(tri_up_pt, tri_right_pt)</text:p>
      <text:p text:style-name="Standard"><text:s text:c="4"/></text:p>
      <text:p text:style-name="Standard"><text:s text:c="4"/>#############################################################</text:p>
      <text:p text:style-name="Standard"><text:s text:c="4"/># Change image pixels to reflect map boundaries</text:p>
      <text:p text:style-name="Standard"><text:s text:c="4"/></text:p>
      <text:p text:style-name="Standard"><text:s text:c="4"/>for y in range(map_height):</text:p>
      <text:p text:style-name="Standard"><text:s text:c="8"/>for x in range(map_width):</text:p>
      <text:p text:style-name="Standard"><text:s text:c="12"/></text:p>
      <text:p text:style-name="Standard"><text:s text:c="12"/>###################################################################</text:p>
      <text:p text:style-name="Standard"><text:s text:c="12"/></text:p>
      <text:p text:style-name="Standard"><text:s text:c="12"/># Display rectangles </text:p>
      <text:p text:style-name="Standard"><text:s text:c="12"/># Plot lower rectange obstacle space</text:p>
      <text:p text:style-name="Standard"><text:s text:c="12"/>if x &gt;= 100 - c and x &lt; 150 + c and y &gt;= 0 - c and y &lt;= 100 + c:</text:p>
      <text:p text:style-name="Standard"><text:s text:c="16"/>map_grid[y,x] = clearance_color</text:p>
      <text:p text:style-name="Standard"><text:s text:c="16"/></text:p>
      <text:p text:style-name="Standard"><text:s text:c="12"/># Plot lower rectange clearance</text:p>
      <text:p text:style-name="Standard"><text:s text:c="12"/>if x &gt;= 100 and x &lt;= 150 and y &gt;= 0 and y &lt;= 100:</text:p>
      <text:p text:style-name="Standard"><text:s text:c="16"/>map_grid[y,x] = obstacle_color</text:p>
      <text:p text:style-name="Standard"/>
      <text:p text:style-name="Standard"><text:s text:c="12"/># Plot upper rectange clearance</text:p>
      <text:p text:style-name="Standard"><text:s text:c="12"/>if x &gt;= 100 - c and x &lt;= 150 + c and y &gt;= 150 - c and y &lt;= 250 + c:</text:p>
      <text:p text:style-name="Standard"><text:s text:c="16"/>map_grid[y,x] = clearance_color</text:p>
      <text:p text:style-name="Standard"><text:s text:c="16"/></text:p>
      <text:p text:style-name="Standard"><text:s text:c="12"/># Plot upper rectange obstacle space</text:p>
      <text:p text:style-name="Standard"><text:s text:c="12"/>if x &gt;= 100 and x &lt;= 150 and y &gt;= 150 and y &lt;= 250:</text:p>
      <text:p text:style-name="Standard"><text:s text:c="16"/>map_grid[y,x] = obstacle_color</text:p>
      <text:p text:style-name="Standard"><text:soft-page-break/><text:s text:c="16"/></text:p>
      <text:p text:style-name="Standard"><text:s text:c="12"/>###################################################################</text:p>
      <text:p text:style-name="Standard"><text:s text:c="16"/></text:p>
      <text:p text:style-name="Standard"><text:s text:c="12"/># Display hexagon</text:p>
      <text:p text:style-name="Standard"><text:s text:c="12"/>if ( ((l1b*y)+(l1a*x)-l1c) &gt;= 0 <text:s/>and ((l2b*y)+(l2a*x)-l2c) &gt;= 0) and ((l3b*y)+(l3a*x)-l3c) &gt;= 0 and ((l4b*y)+(l4a*x)-l4c) &gt;= 0 and ((l5b*y)+(l5a*x)-l5c) &gt;= 0 and ((l6b*y)+(l6a*x)-l6c) &gt;= 0:</text:p>
      <text:p text:style-name="Standard"><text:s text:c="16"/>map_grid[y,x] = clearance_color</text:p>
      <text:p text:style-name="Standard"/>
      <text:p text:style-name="Standard"><text:s text:c="12"/>if ( ((l1b_i*y)+(l1a_i*x)-l1c_i) &gt;= 0 <text:s/>and ((l2b_i*y)+(l2a_i*x)-l2c_i) &gt;= 0) and ((l3b_i*y)+(l3a_i*x)-l3c_i) &gt;= 0 and ((l4b_i*y)+(l4a_i*x)-l4c_i) &gt;= 0 and ((l5b_i*y)+(l5a_i*x)-l5c_i) &gt;= 0 and ((l6b_i*y)+(l6a_i*x)-l6c_i) &gt;= 0:</text:p>
      <text:p text:style-name="Standard"><text:s text:c="16"/>map_grid[y,x] = obstacle_color</text:p>
      <text:p text:style-name="Standard"><text:s text:c="16"/></text:p>
      <text:p text:style-name="Standard"><text:s text:c="12"/># Display triangle clearance</text:p>
      <text:p text:style-name="Standard"><text:s text:c="12"/>if ( ((t1bb*y)+(t1aa*x)-(t1cc-0)) &gt;= 0 <text:s/>and ((t2bb*y)+(t2aa*x)-(t2cc+0)) &lt;= 0 and ((t3bb*y)+(t3aa*x)-(t3cc-0)) &gt;= 0):</text:p>
      <text:p text:style-name="Standard"><text:s text:c="16"/>map_grid[y,x] = clearance_color</text:p>
      <text:p text:style-name="Standard"><text:s text:c="16"/></text:p>
      <text:p text:style-name="Standard"><text:s text:c="12"/># Display triangle obstacle space</text:p>
      <text:p text:style-name="Standard"><text:s text:c="12"/>if ( ((t1b*y)+(t1a*x)-t1c) &gt;= 0 <text:s/>and ((t2b*y)+(t2a*x)-t2c) &lt;= 0 and ((t3b*y)+(t3a*x)-t3c) &gt;= 0):</text:p>
      <text:p text:style-name="Standard"><text:s text:c="16"/>map_grid[y,x] = obstacle_color</text:p>
      <text:p text:style-name="Standard"><text:s text:c="16"/></text:p>
      <text:p text:style-name="Standard"><text:s text:c="12"/>###################################################################</text:p>
      <text:p text:style-name="Standard"><text:s text:c="12"/></text:p>
      <text:p text:style-name="Standard"><text:s text:c="12"/># Plot horizontal walls bloated by c</text:p>
      <text:p text:style-name="Standard"><text:s text:c="12"/>if (x &gt;= 0 and x &lt; map_width and y &gt;= 0 and y &lt; c) or (x &gt;= 0 and x &lt; map_width and y &gt;= map_height - c <text:s/>and y &lt; map_height):</text:p>
      <text:p text:style-name="Standard"><text:s text:c="16"/>map_grid[y,x] = clearance_color</text:p>
      <text:p text:style-name="Standard"><text:s text:c="13"/></text:p>
      <text:p text:style-name="Standard"><text:s text:c="12"/># Plot vertical walls bloated by c</text:p>
      <text:p text:style-name="Standard"><text:s text:c="12"/>if (x &gt;= 0 and x &lt; c and y &gt;= 0 and y &lt; map_height) or (x &gt;= map_width - c and x &lt; map_width and y &gt;= 0 and y &lt; map_height):</text:p>
      <text:p text:style-name="Standard"><text:s text:c="16"/>map_grid[y,x] = clearance_color <text:s/></text:p>
      <text:p text:style-name="Standard"><text:s text:c="16"/></text:p>
      <text:p text:style-name="Standard"><text:s text:c="12"/>###################################################################</text:p>
      <text:p text:style-name="Standard"><text:s text:c="16"/></text:p>
      <text:p text:style-name="Standard"><text:s text:c="4"/>return map_grid, map_height, map_width </text:p>
      <text:p text:style-name="Standard"/>
      <text:p text:style-name="Standard">###########################################################################################################################################</text:p>
      <text:p text:style-name="Standard"># Function checks if node is in the defined obstacle space</text:p>
      <text:p text:style-name="Standard">def check_node_in_obstacle_space(child_node_x, child_node_y, obstacle_matrix): <text:s/></text:p>
      <text:p text:style-name="Standard"><text:s text:c="4"/>return obstacle_matrix[int(child_node_y)][int(child_node_x)] == -1</text:p>
      <text:p text:style-name="Standard"/>
      <text:p text:style-name="Standard"># Function checks if node is within map_grid bounds</text:p>
      <text:p text:style-name="Standard">def check_node_in_map(child_node_x, child_node_y, map_height, map_width):</text:p>
      <text:p text:style-name="Standard"><text:s text:c="4"/>return 0 &lt;= child_node_x &lt; map_width and 0 &lt;= child_node_y &lt; map_height</text:p>
      <text:p text:style-name="Standard"/>
      <text:p text:style-name="Standard"><text:soft-page-break/>###########################################################################################################################################</text:p>
      <text:p text:style-name="Standard"/>
      <text:p text:style-name="Standard"># Function handles negative angles and angles greater than 360 degrees</text:p>
      <text:p text:style-name="Standard">def handle_theta_angle(input_angle):</text:p>
      <text:p text:style-name="Standard"><text:s text:c="4"/>return int(input_angle % 360.0)</text:p>
      <text:p text:style-name="Standard"/>
      <text:p text:style-name="Standard"># Function determines the validity of the action to produce the child node and checks if the resulting action is in the obstacle space </text:p>
      <text:p text:style-name="Standard">def generate_child_node(obstacle_matrix, map_boundary_matrix, parent_node, goal_node_coord, action, map_grid, map_height, map_width, step_size):</text:p>
      <text:p text:style-name="Standard"><text:s text:c="4"/></text:p>
      <text:p text:style-name="Standard"><text:s text:c="4"/>valid_move = False # boolean truth value of valid swap</text:p>
      <text:p text:style-name="Standard"><text:s text:c="4"/>is_node_obstacle = False # boolean to check if node is in obstacle space</text:p>
      <text:p text:style-name="Standard"/>
      <text:p text:style-name="Standard"><text:s text:c="4"/>child_node_x, child_node_y, child_theta, cost_of_action, angle_to_add = 0, 0, 0, 0, 0</text:p>
      <text:p text:style-name="Standard"><text:s/></text:p>
      <text:p text:style-name="Standard"><text:s text:c="4"/>parent_node_x = parent_node[0][0] # parent x coordinate</text:p>
      <text:p text:style-name="Standard"><text:s text:c="4"/>parent_node_y = parent_node[0][1] # parent y coordinate</text:p>
      <text:p text:style-name="Standard"><text:s text:c="4"/>parent_theta = parent_node[1][4] # parent theta value</text:p>
      <text:p text:style-name="Standard"><text:s text:c="4"/>parent_cost_to_come = parent_node[1][5] # parent cost to come (not total cost)</text:p>
      <text:p text:style-name="Standard"><text:s text:c="4"/></text:p>
      <text:p text:style-name="Standard"><text:s text:c="4"/># Action logic using dictionary</text:p>
      <text:p text:style-name="Standard"><text:s text:c="4"/>action_dict = {1: -60, 2: -30, 3: 0, 4: 30, 5: 60}</text:p>
      <text:p text:style-name="Standard"><text:s text:c="4"/></text:p>
      <text:p text:style-name="Standard"><text:s text:c="4"/># Set angle_to_add based on the action value</text:p>
      <text:p text:style-name="Standard"><text:s text:c="4"/>angle_to_add = action_dict.get(action, 0) <text:s text:c="3"/></text:p>
      <text:p text:style-name="Standard"><text:s text:c="4"/>child_theta = parent_theta + angle_to_add <text:s text:c="4"/></text:p>
      <text:p text:style-name="Standard"><text:s text:c="4"/>child_theta = handle_theta_angle(child_theta)</text:p>
      <text:p text:style-name="Standard"><text:s text:c="4"/></text:p>
      <text:p text:style-name="Standard"><text:s text:c="4"/>child_node_x = parent_node_x + step_size * np.cos(radians(child_theta))</text:p>
      <text:p text:style-name="Standard"><text:s text:c="4"/>child_node_y = parent_node_y + step_size * np.sin(radians(child_theta))</text:p>
      <text:p text:style-name="Standard"><text:s text:c="4"/># Round coordinates to nearest half to reduce node search</text:p>
      <text:p text:style-name="Standard"><text:s text:c="4"/>child_node_x = round(2*child_node_x)/2</text:p>
      <text:p text:style-name="Standard"><text:s text:c="4"/>child_node_y = round(2*child_node_y)/2</text:p>
      <text:p text:style-name="Standard"><text:s text:c="16"/></text:p>
      <text:p text:style-name="Standard"><text:s text:c="4"/># Check if node is within map bounds and if it is in the obstacle space for later computations</text:p>
      <text:p text:style-name="Standard"><text:s text:c="4"/>is_node_in_map = check_node_in_map(child_node_x, child_node_y, map_height, map_width)</text:p>
      <text:p text:style-name="Standard"><text:s text:c="4"/>if is_node_in_map:</text:p>
      <text:p text:style-name="Standard"><text:s text:c="8"/>is_node_obstacle = check_node_in_obstacle_space(child_node_x, child_node_y, obstacle_matrix)</text:p>
      <text:p text:style-name="Standard"><text:s text:c="4"/>else: </text:p>
      <text:p text:style-name="Standard"><text:s text:c="8"/>is_node_obstacle = False</text:p>
      <text:p text:style-name="Standard"><text:s text:c="4"/>valid_move = is_node_in_map and not is_node_obstacle</text:p>
      <text:p text:style-name="Standard"/>
      <text:p text:style-name="Standard"><text:s text:c="4"/>########### COST LOGIC ###################</text:p>
      <text:p text:style-name="Standard"/>
      <text:p text:style-name="Standard"><text:s text:c="4"/># Compute child node's cost to come value -&gt; CostToCome(x’) = CostToCome(x) + L(x,u)</text:p>
      <text:p text:style-name="Standard"><text:s text:c="4"/>cost_of_action = step_size</text:p>
      <text:p text:style-name="Standard"><text:s text:c="4"/>child_cost_to_come = round(cost_of_action + parent_cost_to_come, 1) </text:p>
      <text:p text:style-name="Standard"><text:soft-page-break/><text:s text:c="4"/></text:p>
      <text:p text:style-name="Standard"><text:s text:c="4"/>pta = (child_node_x, child_node_y)</text:p>
      <text:p text:style-name="Standard"><text:s text:c="4"/>ptb = (goal_node_coord[0], goal_node_coord[1])</text:p>
      <text:p text:style-name="Standard"><text:s text:c="4"/></text:p>
      <text:p text:style-name="Standard"><text:s text:c="4"/># Euclidean Distance Heuristic </text:p>
      <text:p text:style-name="Standard"><text:s text:c="4"/>cost_to_go = np.linalg.norm(np.array(pta)-np.array(ptb)) </text:p>
      <text:p text:style-name="Standard"><text:s text:c="4"/></text:p>
      <text:p text:style-name="Standard"><text:s text:c="4"/>weight = 1 # Can change this value to further bias the results toward the goal node ex. enter 4</text:p>
      <text:p text:style-name="Standard"><text:s text:c="4"/>total_cost = child_cost_to_come + (weight*cost_to_go)</text:p>
      <text:p text:style-name="Standard"><text:s text:c="4"/></text:p>
      <text:p text:style-name="Standard"><text:s text:c="4"/>###########################################</text:p>
      <text:p text:style-name="Standard"/>
      <text:p text:style-name="Standard"><text:s text:c="4"/># returned node is the resulting child node of the requested action</text:p>
      <text:p text:style-name="Standard"><text:s text:c="4"/>return child_cost_to_come, total_cost, valid_move, child_node_x, child_node_y, child_theta, is_node_obstacle</text:p>
      <text:p text:style-name="Standard"/>
      <text:p text:style-name="Standard">########################################################################################################################################### <text:s/></text:p>
      <text:p text:style-name="Standard"># Function takes the visited queue as an input and computes the optimal path from the start to end goal</text:p>
      <text:p text:style-name="Standard"><text:s text:c="5"/></text:p>
      <text:p text:style-name="Standard">def compute_optimal_path(visited_queue, initial_node_coord, goal_node_coord, closest_node_to_goal_x, closest_node_to_goal_y):</text:p>
      <text:p text:style-name="Standard"><text:s text:c="4"/>path_list = [] # list to store coordinates of optimal path</text:p>
      <text:p text:style-name="Standard"><text:s text:c="8"/></text:p>
      <text:p text:style-name="Standard"><text:s text:c="4"/></text:p>
      <text:p text:style-name="Standard"><text:s text:c="4"/>closest_node_to_goal = (closest_node_to_goal_x, closest_node_to_goal_y)</text:p>
      <text:p text:style-name="Standard"><text:s text:c="4"/></text:p>
      <text:p text:style-name="Standard"><text:s text:c="4"/>first_parent_coord = visited_queue[closest_node_to_goal][3] # set first parent to search for equal to the goal node's parent node</text:p>
      <text:p text:style-name="Standard"><text:s text:c="4"/>curr_elem_x = closest_node_to_goal[0] # get x coordinate of the goal node, first node added to the path list</text:p>
      <text:p text:style-name="Standard"><text:s text:c="4"/>curr_elem_y = closest_node_to_goal[1] # get y coordinate of the goal node, first node added to the path list</text:p>
      <text:p text:style-name="Standard"><text:s text:c="4"/></text:p>
      <text:p text:style-name="Standard"><text:s text:c="4"/>path_list.append(closest_node_to_goal) # add goal node to the path list </text:p>
      <text:p text:style-name="Standard"><text:s text:c="4"/>parent_coord = first_parent_coord # set variavle equal to current node's coordinates</text:p>
      <text:p text:style-name="Standard"><text:s text:c="4"/></text:p>
      <text:p text:style-name="Standard"><text:s text:c="4"/># Continue while loop logic until the initial node is reached</text:p>
      <text:p text:style-name="Standard"><text:s text:c="4"/>while(not((curr_elem_x == initial_node_coord[0]) and (curr_elem_y == initial_node_coord[1]))): </text:p>
      <text:p text:style-name="Standard"><text:s text:c="8"/>for visited_elem in visited_queue: # loop through each node in the visited queue; visited_elem returns just the nodes coordinates (x,y)</text:p>
      <text:p text:style-name="Standard"><text:s text:c="12"/>curr_elem_x = visited_elem[0] # current node's x coordinate</text:p>
      <text:p text:style-name="Standard"><text:s text:c="12"/>curr_elem_y = visited_elem[1] # current node's y coordinate </text:p>
      <text:p text:style-name="Standard"><text:s text:c="12"/>curr_coord = (curr_elem_x, curr_elem_y) # store coordinate as variable</text:p>
      <text:p text:style-name="Standard"><text:s text:c="12"/>if curr_coord == parent_coord: # check if the current node is the node being searched for</text:p>
      <text:p text:style-name="Standard"><text:s text:c="16"/>path_list.append(visited_elem) # add the current element to the path list</text:p>
      <text:p text:style-name="Standard"><text:s text:c="16"/>parent_coord = visited_queue[visited_elem][3] # search for the current node's parent node</text:p>
      <text:p text:style-name="Standard"><text:s text:c="16"/>break</text:p>
      <text:p text:style-name="Standard"><text:s text:c="4"/></text:p>
      <text:p text:style-name="Standard"><text:soft-page-break/><text:s text:c="4"/># Debug Statements</text:p>
      <text:p text:style-name="Standard"><text:s text:c="4"/># for elem in visited_queue:</text:p>
      <text:p text:style-name="Standard"><text:s text:c="4"/># <text:s text:c="4"/>print("Visited Queue Current Element: ", elem)</text:p>
      <text:p text:style-name="Standard"><text:s text:c="4"/># print()</text:p>
      <text:p text:style-name="Standard"/>
      <text:p text:style-name="Standard"><text:s text:c="4"/># for p in path_list:</text:p>
      <text:p text:style-name="Standard"><text:s text:c="4"/># <text:s text:c="4"/>print("Path List Current Element: ", p)</text:p>
      <text:p text:style-name="Standard"><text:s text:c="4"/># print()</text:p>
      <text:p text:style-name="Standard"><text:s text:c="4"/></text:p>
      <text:p text:style-name="Standard"><text:s text:c="4"/>path_list = np.flipud(path_list)</text:p>
      <text:p text:style-name="Standard"/>
      <text:p text:style-name="Standard"><text:s text:c="4"/>return path_list</text:p>
      <text:p text:style-name="Standard"/>
      <text:p text:style-name="Standard">###########################################################################################################################################</text:p>
      <text:p text:style-name="Standard"/>
      <text:p text:style-name="Standard"># Function keeps track of obstacle and free space boundaries of the map</text:p>
      <text:p text:style-name="Standard"># Matrix is only created or edited once at the beginning of the code file</text:p>
      <text:p text:style-name="Standard">def map_obstacle_freespace_matrix(map_grid, map_height, map_width): <text:s/></text:p>
      <text:p text:style-name="Standard"><text:s text:c="4"/></text:p>
      <text:p text:style-name="Standard"><text:s text:c="4"/># Create boolean arrays to represent the various regions of the map</text:p>
      <text:p text:style-name="Standard"><text:s text:c="4"/>free_space = np.mean(map_grid, axis=-1) == 1</text:p>
      <text:p text:style-name="Standard"><text:s text:c="4"/>obstacle_space = np.logical_not(free_space)</text:p>
      <text:p text:style-name="Standard"><text:s text:c="4"/></text:p>
      <text:p text:style-name="Standard"><text:s text:c="4"/># Create map_boundary_matrix using the boolean arrays</text:p>
      <text:p text:style-name="Standard"><text:s text:c="4"/>map_boundary_matrix = np.zeros((map_height, map_width)) # Initiate all cells to 0</text:p>
      <text:p text:style-name="Standard"><text:s text:c="4"/>map_boundary_matrix[free_space] = np.inf # Set free space to infinty</text:p>
      <text:p text:style-name="Standard"><text:s text:c="4"/>map_boundary_matrix[obstacle_space] = -1 # Set obstacle space to -1 </text:p>
      <text:p text:style-name="Standard"/>
      <text:p text:style-name="Standard"><text:s text:c="4"/>return map_boundary_matrix <text:s/></text:p>
      <text:p text:style-name="Standard"/>
      <text:p text:style-name="Standard">###########################################################################################################################################</text:p>
      <text:p text:style-name="Standard"># Debugging functions </text:p>
      <text:p text:style-name="Standard"/>
      <text:p text:style-name="Standard"># Display current state of the map grid to the IDE</text:p>
      <text:p text:style-name="Standard">def display_map_grid_plot(map_grid, x, y, point_thickness, goal_found, goal_x, goal_y, curr_x, curr_y):</text:p>
      <text:p text:style-name="Standard"/>
      <text:p text:style-name="Standard"><text:s text:c="4"/>plt.figure()</text:p>
      <text:p text:style-name="Standard"><text:s text:c="4"/>plt.title('Map State')</text:p>
      <text:p text:style-name="Standard"><text:s text:c="4"/>plt.imshow(map_grid.astype(np.uint8), origin="lower")</text:p>
      <text:p text:style-name="Standard"><text:s text:c="4"/>plt.show()</text:p>
      <text:p text:style-name="Standard"><text:s text:c="4"/></text:p>
      <text:p text:style-name="Standard"><text:s text:c="4"/>return</text:p>
      <text:p text:style-name="Standard"/>
      <text:p text:style-name="Standard"># Function prints debugging statements to the terminal</text:p>
      <text:p text:style-name="Standard">def print_function(i, valid_move, is_node_obstacle, plot_fig, map_grid):</text:p>
      <text:p text:style-name="Standard"><text:s text:c="4"/></text:p>
      <text:p text:style-name="Standard"><text:soft-page-break/><text:s text:c="4"/># i identifies the move action that results in a child node</text:p>
      <text:p text:style-name="Standard"><text:s text:c="4"/>if i == 1:</text:p>
      <text:p text:style-name="Standard"><text:s text:c="8"/>print("Action -60")</text:p>
      <text:p text:style-name="Standard"><text:s text:c="4"/>elif i == 2:</text:p>
      <text:p text:style-name="Standard"><text:s text:c="8"/>print("Action -30")</text:p>
      <text:p text:style-name="Standard"><text:s text:c="4"/>elif i == 3:</text:p>
      <text:p text:style-name="Standard"><text:s text:c="8"/>print("Action 0")</text:p>
      <text:p text:style-name="Standard"><text:s text:c="4"/>elif i == 4:</text:p>
      <text:p text:style-name="Standard"><text:s text:c="8"/>print("Action 30")</text:p>
      <text:p text:style-name="Standard"><text:s text:c="4"/>elif i == 5:</text:p>
      <text:p text:style-name="Standard"><text:s text:c="8"/>print("Action 60")</text:p>
      <text:p text:style-name="Standard"><text:s text:c="8"/></text:p>
      <text:p text:style-name="Standard"><text:s text:c="4"/>print("Is Valid Move Boolean -&gt; ? : ", valid_move)</text:p>
      <text:p text:style-name="Standard"><text:s text:c="4"/></text:p>
      <text:p text:style-name="Standard"><text:s text:c="4"/>print("is_node_obstacle: ", is_node_obstacle)</text:p>
      <text:p text:style-name="Standard"><text:s text:c="4"/></text:p>
      <text:p text:style-name="Standard"><text:s text:c="4"/>print()</text:p>
      <text:p text:style-name="Standard"><text:s text:c="8"/></text:p>
      <text:p text:style-name="Standard"><text:s text:c="4"/>if plot_fig == True:</text:p>
      <text:p text:style-name="Standard"><text:s text:c="8"/>plt.figure()</text:p>
      <text:p text:style-name="Standard"><text:s text:c="8"/>plt.title('Map State')</text:p>
      <text:p text:style-name="Standard"><text:s text:c="8"/>plt.imshow(map_grid.astype(np.uint8), origin="lower")</text:p>
      <text:p text:style-name="Standard"><text:s text:c="8"/>plt.show()</text:p>
      <text:p text:style-name="Standard"><text:s text:c="8"/></text:p>
      <text:p text:style-name="Standard"><text:s text:c="4"/>return</text:p>
      <text:p text:style-name="Standard"/>
      <text:p text:style-name="Standard">###########################################################################################################################################</text:p>
      <text:p text:style-name="Standard"># Function returns node with the lowest cost to come in the visited queue</text:p>
      <text:p text:style-name="Standard"/>
      <text:p text:style-name="Standard">def get_node_lowest_total_cost(open_list):</text:p>
      <text:p text:style-name="Standard"><text:s text:c="4"/></text:p>
      <text:p text:style-name="Standard"><text:s text:c="4"/>node, min_c2c = min(open_list.items(), key=lambda x: x[1][0])</text:p>
      <text:p text:style-name="Standard"><text:s text:c="4"/>return node</text:p>
      <text:p text:style-name="Standard"/>
      <text:p text:style-name="Standard">###########################################################################################################################################</text:p>
      <text:p text:style-name="Standard"># Function computes final logic if the goal node has been found, goal node is added to the visited queue</text:p>
      <text:p text:style-name="Standard"/>
      <text:p text:style-name="Standard">def goal_node_found(goal_found, visited_queue, child_node_x_valid, child_node_y_valid, total_cost, node_idx, curr_parent_idx, curr_node_coord, child_cost_to_come):</text:p>
      <text:p text:style-name="Standard"><text:s text:c="4"/>goal_found = True</text:p>
      <text:p text:style-name="Standard"><text:s text:c="4"/></text:p>
      <text:p text:style-name="Standard"><text:s text:c="4"/>node_idx = node_idx + 1 </text:p>
      <text:p text:style-name="Standard"/>
      <text:p text:style-name="Standard"><text:s text:c="4"/>child_node = ((child_node_x_valid, child_node_y_valid),(total_cost, node_idx, curr_parent_idx, curr_node_coord, child_cost_to_come))</text:p>
      <text:p text:style-name="Standard"><text:s text:c="4"/></text:p>
      <text:p text:style-name="Standard"><text:soft-page-break/><text:s text:c="4"/>visited_queue[(child_node_x_valid, child_node_y_valid)] = (total_cost, node_idx, curr_parent_idx, curr_node_coord, child_cost_to_come)</text:p>
      <text:p text:style-name="Standard"><text:s text:c="4"/></text:p>
      <text:p text:style-name="Standard"><text:s text:c="4"/>closest_node_to_goal_x = child_node_x_valid</text:p>
      <text:p text:style-name="Standard"><text:s text:c="4"/>closest_node_to_goal_y = child_node_y_valid</text:p>
      <text:p text:style-name="Standard"><text:s text:c="4"/></text:p>
      <text:p text:style-name="Standard"><text:s text:c="4"/>print("Last Child Node (Goal Node): \n", child_node)</text:p>
      <text:p text:style-name="Standard"><text:s text:c="4"/>print()</text:p>
      <text:p text:style-name="Standard"><text:s text:c="4"/>print("Problem solved, now backtrack to find optimal path!")</text:p>
      <text:p text:style-name="Standard"><text:s text:c="4"/>print()</text:p>
      <text:p text:style-name="Standard"><text:s text:c="4"/>print("_______________________________________________________________________________________")</text:p>
      <text:p text:style-name="Standard"><text:s text:c="4"/>print() <text:s text:c="2"/></text:p>
      <text:p text:style-name="Standard"><text:s text:c="4"/></text:p>
      <text:p text:style-name="Standard"><text:s text:c="4"/>return visited_queue, goal_found, closest_node_to_goal_x, closest_node_to_goal_y</text:p>
      <text:p text:style-name="Standard"><text:s text:c="4"/></text:p>
      <text:p text:style-name="Standard">###########################################################################################################################################</text:p>
      <text:p text:style-name="Standard"># Function gets the user defined input to define the initial and goal nodes </text:p>
      <text:p text:style-name="Standard"/>
      <text:p text:style-name="Standard">def get_user_input(map_width, map_height, check_node_in_obstacle_space, obstacle_matrix):</text:p>
      <text:p text:style-name="Standard"><text:s text:c="4"/></text:p>
      <text:p text:style-name="Standard"><text:s text:c="4"/># Get user defined initial node</text:p>
      <text:p text:style-name="Standard"><text:s text:c="4"/>while True:</text:p>
      <text:p text:style-name="Standard"><text:s text:c="8"/>x_initial = eval(input("Enter start node's x coordinate. x coordinate can range from 0 to " + str(map_width - 1) + ": "))</text:p>
      <text:p text:style-name="Standard"><text:s text:c="8"/>y_initial = eval(input("Enter start node's y coordinate. y coordinate can range from 0 to " + str(map_height - 1) + ": "))</text:p>
      <text:p text:style-name="Standard"><text:s text:c="8"/>th_initial = eval(input("Enter the orientation of the robot at the start point in degrees" + ": "))</text:p>
      <text:p text:style-name="Standard"/>
      <text:p text:style-name="Standard"><text:s text:c="8"/>if not(0 &lt;= x_initial &lt;= map_width - 1) or (not(0 &lt;= y_initial &lt;= map_height - 1)):</text:p>
      <text:p text:style-name="Standard"><text:s text:c="12"/>print("Re-enter initial coordinates, coordinates not within bounds.")</text:p>
      <text:p text:style-name="Standard"><text:s text:c="12"/>print()</text:p>
      <text:p text:style-name="Standard"><text:s text:c="13"/></text:p>
      <text:p text:style-name="Standard"><text:s text:c="8"/>else:</text:p>
      <text:p text:style-name="Standard"><text:s text:c="12"/>print("Start node x-coordinate:", x_initial)</text:p>
      <text:p text:style-name="Standard"><text:s text:c="12"/>print("Start node y-coordinate:", y_initial)</text:p>
      <text:p text:style-name="Standard"><text:s text:c="12"/>print()</text:p>
      <text:p text:style-name="Standard"><text:s text:c="12"/></text:p>
      <text:p text:style-name="Standard"><text:s text:c="12"/>is_initial_obstacle = check_node_in_obstacle_space(x_initial, y_initial, obstacle_matrix)</text:p>
      <text:p text:style-name="Standard"><text:s text:c="12"/>if (is_initial_obstacle == True):</text:p>
      <text:p text:style-name="Standard"><text:s text:c="16"/>print("Re-enter initial node, coordinates are within bounds but are not within freespace.")</text:p>
      <text:p text:style-name="Standard"><text:s text:c="16"/>print()</text:p>
      <text:p text:style-name="Standard"><text:s text:c="16"/>continue</text:p>
      <text:p text:style-name="Standard"><text:s text:c="12"/></text:p>
      <text:p text:style-name="Standard"><text:s text:c="12"/>if (th_initial % 30) != 0:</text:p>
      <text:p text:style-name="Standard"><text:s text:c="16"/>print("Re-enter initial theta, angle not multiple of 30. (k * 30), i.e. {.., -60,-30, 0, 30, 60, ..}")</text:p>
      <text:p text:style-name="Standard"><text:s text:c="16"/>print()</text:p>
      <text:p text:style-name="Standard"><text:soft-page-break/><text:s text:c="16"/>continue</text:p>
      <text:p text:style-name="Standard"><text:s text:c="12"/>else:</text:p>
      <text:p text:style-name="Standard"><text:s text:c="16"/>break</text:p>
      <text:p text:style-name="Standard"><text:s text:c="16"/></text:p>
      <text:p text:style-name="Standard"><text:s text:c="4"/># Get user defined goal node</text:p>
      <text:p text:style-name="Standard"><text:s text:c="4"/>while True:</text:p>
      <text:p text:style-name="Standard"><text:s text:c="8"/>x_goal = eval(input("Enter goal node's x coordinate. x coordinate can range from 0 to " + str(map_width - 1) + ": "))</text:p>
      <text:p text:style-name="Standard"><text:s text:c="8"/>y_goal = eval(input("Enter goal node's y coordinate. y coordinate can range from 0 to " + str(map_height - 1) + ": "))</text:p>
      <text:p text:style-name="Standard"><text:s text:c="8"/>th_goal = eval(input("Enter the orientation of the robot at the goal point in degrees" + ": "))</text:p>
      <text:p text:style-name="Standard"/>
      <text:p text:style-name="Standard"><text:s text:c="8"/>if not(0 &lt;= x_goal &lt;= map_width - 1) or (not(0 &lt;= y_goal &lt;= map_height - 1)):</text:p>
      <text:p text:style-name="Standard"><text:s text:c="12"/>print("Re-enter goal coordinates, coordinates not within bounds.")</text:p>
      <text:p text:style-name="Standard"><text:s text:c="12"/>print()</text:p>
      <text:p text:style-name="Standard"><text:s text:c="8"/></text:p>
      <text:p text:style-name="Standard"><text:s text:c="8"/>else:</text:p>
      <text:p text:style-name="Standard"><text:s text:c="12"/>print("Goal node x-coordinate:", x_goal)</text:p>
      <text:p text:style-name="Standard"><text:s text:c="12"/>print("Goal node y-coordinate:", y_goal)</text:p>
      <text:p text:style-name="Standard"><text:s text:c="12"/>print()</text:p>
      <text:p text:style-name="Standard"><text:s text:c="12"/></text:p>
      <text:p text:style-name="Standard"><text:s text:c="12"/>is_goal_obstacle = check_node_in_obstacle_space(x_goal, y_goal, obstacle_matrix)</text:p>
      <text:p text:style-name="Standard"><text:s text:c="12"/>if (is_goal_obstacle == True):</text:p>
      <text:p text:style-name="Standard"><text:s text:c="16"/>print("Re-enter goal node, coordinates are within bounds but are not within freespace.")</text:p>
      <text:p text:style-name="Standard"><text:s text:c="16"/>print()</text:p>
      <text:p text:style-name="Standard"><text:s text:c="16"/>continue</text:p>
      <text:p text:style-name="Standard"><text:s text:c="12"/></text:p>
      <text:p text:style-name="Standard"><text:s text:c="12"/>if (th_goal % 30)!=0:</text:p>
      <text:p text:style-name="Standard"><text:s text:c="16"/>print("Re-enter goal theta, angle not multiple of 30. (k * 30), i.e. {.., -60,-30, 0, 30, 60, ..}")</text:p>
      <text:p text:style-name="Standard"><text:s text:c="16"/>print()</text:p>
      <text:p text:style-name="Standard"><text:s text:c="16"/>continue</text:p>
      <text:p text:style-name="Standard"><text:s text:c="12"/>else:</text:p>
      <text:p text:style-name="Standard"><text:s text:c="16"/>break</text:p>
      <text:p text:style-name="Standard"><text:s text:c="12"/></text:p>
      <text:p text:style-name="Standard"><text:s text:c="4"/># Get user defined step size</text:p>
      <text:p text:style-name="Standard"><text:s text:c="4"/>while True:</text:p>
      <text:p text:style-name="Standard"><text:s text:c="8"/>step_size = eval(input("Enter step size of the robot in units (1 &lt;= L &lt;= 10)" + ": "))</text:p>
      <text:p text:style-name="Standard"/>
      <text:p text:style-name="Standard"><text:s text:c="8"/>if not(1 &lt;= step_size &lt;= 10):</text:p>
      <text:p text:style-name="Standard"><text:s text:c="12"/>print("Re-enter step size of the robot in units (1 &lt;= L &lt;= 10).")</text:p>
      <text:p text:style-name="Standard"><text:s text:c="12"/>print()</text:p>
      <text:p text:style-name="Standard"><text:s text:c="8"/></text:p>
      <text:p text:style-name="Standard"><text:s text:c="8"/>else:</text:p>
      <text:p text:style-name="Standard"><text:s text:c="12"/>print("Step Size L:", step_size)</text:p>
      <text:p text:style-name="Standard"><text:s text:c="12"/>print()</text:p>
      <text:p text:style-name="Standard"><text:s text:c="12"/>break</text:p>
      <text:p text:style-name="Standard"><text:s text:c="4"/></text:p>
      <text:p text:style-name="Standard"><text:s text:c="4"/># Make sure input initial and goal angles are non-negative and are &lt;= 360 degrees</text:p>
      <text:p text:style-name="Standard"><text:s text:c="4"/>th_initial = handle_theta_angle(th_initial) </text:p>
      <text:p text:style-name="Standard"><text:soft-page-break/><text:s text:c="4"/>th_goal = handle_theta_angle(th_goal) </text:p>
      <text:p text:style-name="Standard"><text:s text:c="4"/></text:p>
      <text:p text:style-name="Standard"><text:s text:c="4"/>print("_______________________________________________________________________________________")</text:p>
      <text:p text:style-name="Standard"><text:s text:c="4"/>print()</text:p>
      <text:p text:style-name="Standard"><text:s text:c="4"/></text:p>
      <text:p text:style-name="Standard"><text:s text:c="4"/># Just for debugging and quick code execution </text:p>
      <text:p text:style-name="Standard"><text:s text:c="4"/></text:p>
      <text:p text:style-name="Standard"><text:s text:c="4"/># x_initial = 10</text:p>
      <text:p text:style-name="Standard"><text:s text:c="4"/># y_initial = 11</text:p>
      <text:p text:style-name="Standard"><text:s text:c="4"/># th_initial = 0 #-60</text:p>
      <text:p text:style-name="Standard"><text:s text:c="4"/># x_goal = <text:s/>150 #200 #250 #280 #225 #220 #215 #210 #205 #200 #170 #62</text:p>
      <text:p text:style-name="Standard"><text:s text:c="4"/># y_goal = 15</text:p>
      <text:p text:style-name="Standard"><text:s text:c="4"/># th_goal = 0 #270 # 30</text:p>
      <text:p text:style-name="Standard"><text:s text:c="4"/># step_size = 10</text:p>
      <text:p text:style-name="Standard"><text:s text:c="4"/></text:p>
      <text:p text:style-name="Standard"><text:s text:c="4"/>return x_initial, y_initial, x_goal, y_goal, th_initial, th_goal, step_size</text:p>
      <text:p text:style-name="Standard"/>
      <text:p text:style-name="Standard"># Function gets the user defined input to define robot radius and clearance</text:p>
      <text:p text:style-name="Standard">def get_user_robot_input():</text:p>
      <text:p text:style-name="Standard"><text:s text:c="12"/></text:p>
      <text:p text:style-name="Standard"><text:s text:c="4"/># Get user defined robot radius</text:p>
      <text:p text:style-name="Standard"><text:s text:c="4"/>while True:</text:p>
      <text:p text:style-name="Standard"><text:s text:c="8"/>robot_radius = eval(input("Enter robot radius (ex. 5)" + ": "))</text:p>
      <text:p text:style-name="Standard"/>
      <text:p text:style-name="Standard"><text:s text:c="8"/>if not(isinstance(robot_radius, int)):</text:p>
      <text:p text:style-name="Standard"><text:s text:c="12"/>print("Re-enter robot radius as integer value")</text:p>
      <text:p text:style-name="Standard"><text:s text:c="12"/>print()</text:p>
      <text:p text:style-name="Standard"><text:s text:c="12"/>continue</text:p>
      <text:p text:style-name="Standard"><text:s text:c="8"/></text:p>
      <text:p text:style-name="Standard"><text:s text:c="8"/>else:</text:p>
      <text:p text:style-name="Standard"><text:s text:c="12"/>print("Robot Radius:", robot_radius)</text:p>
      <text:p text:style-name="Standard"><text:s text:c="12"/>print()</text:p>
      <text:p text:style-name="Standard"><text:s text:c="12"/>break</text:p>
      <text:p text:style-name="Standard"><text:s text:c="8"/></text:p>
      <text:p text:style-name="Standard"><text:s text:c="4"/># Get user defined robot clearance</text:p>
      <text:p text:style-name="Standard"><text:s text:c="4"/>while True:</text:p>
      <text:p text:style-name="Standard"><text:s text:c="8"/>robot_clearance = eval(input("Enter robot clearance (ex. 5)" + ": "))</text:p>
      <text:p text:style-name="Standard"/>
      <text:p text:style-name="Standard"><text:s text:c="8"/>if not(isinstance(robot_clearance, int)):</text:p>
      <text:p text:style-name="Standard"><text:s text:c="12"/>print("Re-enter robot clearance as integer value")</text:p>
      <text:p text:style-name="Standard"><text:s text:c="12"/>print()</text:p>
      <text:p text:style-name="Standard"><text:s text:c="12"/>continue</text:p>
      <text:p text:style-name="Standard"><text:s text:c="8"/></text:p>
      <text:p text:style-name="Standard"><text:s text:c="8"/>else:</text:p>
      <text:p text:style-name="Standard"><text:s text:c="12"/>print("Robot Clearance:", robot_clearance)</text:p>
      <text:p text:style-name="Standard"><text:s text:c="12"/>print()</text:p>
      <text:p text:style-name="Standard"><text:s text:c="12"/>break</text:p>
      <text:p text:style-name="Standard"><text:soft-page-break/><text:s text:c="4"/></text:p>
      <text:p text:style-name="Standard"><text:s text:c="4"/>return robot_radius, robot_clearance</text:p>
      <text:p text:style-name="Standard"/>
      <text:p text:style-name="Standard">###########################################################################################################################################</text:p>
      <text:p text:style-name="Standard"/>
      <text:p text:style-name="Standard"># Function takes numerical input and rounds it to the nearest half</text:p>
      <text:p text:style-name="Standard">def round_num_nearest_half(num, thresh_val):</text:p>
      <text:p text:style-name="Standard"><text:s text:c="4"/>return (2*(round(num / thresh_val) * thresh_val))</text:p>
      <text:p text:style-name="Standard"/>
      <text:p text:style-name="Standard"># Function checks if node is duplicate node in visited_matrix by using i,j,k mapping</text:p>
      <text:p text:style-name="Standard">def is_node_visited_duplicate(visited_matrix, child_node_x_valid, child_node_y_valid, child_theta):</text:p>
      <text:p text:style-name="Standard"><text:s text:c="4"/># Thresholds defined per problem statement</text:p>
      <text:p text:style-name="Standard"><text:s text:c="4"/>dist_thresh = 0.5 </text:p>
      <text:p text:style-name="Standard"><text:s text:c="4"/>theta_thresh = 30</text:p>
      <text:p text:style-name="Standard"><text:s text:c="4"/></text:p>
      <text:p text:style-name="Standard"><text:s text:c="4"/># Compute the indices of the visited region for the node</text:p>
      <text:p text:style-name="Standard"><text:s text:c="4"/>i = int(round_num_nearest_half(child_node_x_valid, dist_thresh))</text:p>
      <text:p text:style-name="Standard"><text:s text:c="4"/>j = int(round_num_nearest_half(child_node_y_valid, dist_thresh))</text:p>
      <text:p text:style-name="Standard"><text:s text:c="4"/>k = int(child_theta / theta_thresh)</text:p>
      <text:p text:style-name="Standard"><text:s text:c="4"/></text:p>
      <text:p text:style-name="Standard"><text:s text:c="4"/># Check if the node resides in the visited region already within the visited_matrix</text:p>
      <text:p text:style-name="Standard"><text:s text:c="4"/>node_visited_status = False</text:p>
      <text:p text:style-name="Standard"><text:s text:c="4"/></text:p>
      <text:p text:style-name="Standard"><text:s text:c="4"/>if (0 &lt;= i &lt; 500) and (0 &lt;= j &lt; 1200) and (0 &lt;= k &lt; 12):</text:p>
      <text:p text:style-name="Standard"><text:s text:c="8"/>node_visited_status = visited_matrix[i][j][k] == 1</text:p>
      <text:p text:style-name="Standard"><text:s text:c="8"/># Mark node resides in visited region in visited_matrix</text:p>
      <text:p text:style-name="Standard"><text:s text:c="8"/>visited_matrix[i][j][k] == 1</text:p>
      <text:p text:style-name="Standard"><text:s text:c="8"/>return node_visited_status, True # True if ijk are valid</text:p>
      <text:p text:style-name="Standard"><text:s text:c="4"/>else:</text:p>
      <text:p text:style-name="Standard"><text:s text:c="8"/>return node_visited_status, False # False if ijk are not valid</text:p>
      <text:p text:style-name="Standard"/>
      <text:p text:style-name="Standard"># Function checks if two numbers are comparable within a tolerance</text:p>
      <text:p text:style-name="Standard">def compare_nums(numa, numb):</text:p>
      <text:p text:style-name="Standard"><text:s text:c="4"/>tolerance = 0.1 #0.5 <text:s/></text:p>
      <text:p text:style-name="Standard"><text:s text:c="4"/>return abs(numa - numb) &lt; tolerance </text:p>
      <text:p text:style-name="Standard"/>
      <text:p text:style-name="Standard"># Function checks if node already exists in open_dict </text:p>
      <text:p text:style-name="Standard">def is_node_in_open_dict(compare_x, compare_y, open_dict):</text:p>
      <text:p text:style-name="Standard"><text:s text:c="4"/>for node in open_dict:</text:p>
      <text:p text:style-name="Standard"><text:s text:c="8"/>if compare_nums(compare_x, node[0]) and compare_nums(compare_y, node[1]): </text:p>
      <text:p text:style-name="Standard"><text:s text:c="12"/>return True, node[0], node[1]</text:p>
      <text:p text:style-name="Standard"><text:s text:c="8"/></text:p>
      <text:p text:style-name="Standard"><text:s text:c="4"/>return False, None, None</text:p>
      <text:p text:style-name="Standard"/>
      <text:p text:style-name="Standard">###########################################################################################################################################</text:p>
      <text:p text:style-name="Standard"># Function uses backtracking logic to find the traversal pathway from the initial node to goal node</text:p>
      <text:p text:style-name="Standard"># Function that calls subfunctions to perform search operations</text:p>
      <text:p text:style-name="Standard"><text:soft-page-break/># Resource: https://numpy.org/doc/stable/reference/generated/numpy.fliplr.html</text:p>
      <text:p text:style-name="Standard"># Must use flipud function to ensure using a forward search strategy!!</text:p>
      <text:p text:style-name="Standard"/>
      <text:p text:style-name="Standard">def astar_approach_alg(obstacle_matrix, map_boundary_matrix, initial_node_coord, goal_node_coord, map_grid, map_height, map_width, th_initial, th_goal, step_size):</text:p>
      <text:p text:style-name="Standard"><text:s text:c="4"/></text:p>
      <text:p text:style-name="Standard"><text:s text:c="4"/># Thresholds defined per problem statement</text:p>
      <text:p text:style-name="Standard"><text:s text:c="4"/>euclid_dist_threshold = 1.5</text:p>
      <text:p text:style-name="Standard"><text:s text:c="4"/>theta_threshold = 30</text:p>
      <text:p text:style-name="Standard"><text:s text:c="4"/></text:p>
      <text:p text:style-name="Standard"><text:s text:c="4"/>fig, ax = plt.subplots() # keeps track of figure and axis for map grid image</text:p>
      <text:p text:style-name="Standard"><text:s text:c="8"/></text:p>
      <text:p text:style-name="Standard"><text:s text:c="4"/>curr_parent_idx = 0 # Parent index</text:p>
      <text:p text:style-name="Standard"><text:s text:c="4"/>node_idx = 1 # Current node index </text:p>
      <text:p text:style-name="Standard"><text:s text:c="4"/></text:p>
      <text:p text:style-name="Standard"><text:s text:c="4"/>debug_counter = 0</text:p>
      <text:p text:style-name="Standard"><text:s text:c="4"/># debug_counter2 = 0</text:p>
      <text:p text:style-name="Standard"/>
      <text:p text:style-name="Standard"><text:s text:c="4"/># Create empty data structures</text:p>
      <text:p text:style-name="Standard"><text:s text:c="4"/>visited_queue = {} # explored/visited/closed, valid nodes</text:p>
      <text:p text:style-name="Standard"><text:s text:c="4"/>visited_queue = OrderedDict(visited_queue)</text:p>
      <text:p text:style-name="Standard"><text:s text:c="4"/>open_dict = {} # keeps track of the node queue to be processed</text:p>
      <text:p text:style-name="Standard"><text:s text:c="4"/></text:p>
      <text:p text:style-name="Standard"><text:s text:c="4"/>visited_matrix = np.zeros((500, 1200, 12)) </text:p>
      <text:p text:style-name="Standard"/>
      <text:p text:style-name="Standard"><text:s text:c="4"/>show_grid = True # Debug boolean</text:p>
      <text:p text:style-name="Standard"><text:s text:c="4"/>goal_found = False # When true, stop search </text:p>
      <text:p text:style-name="Standard"><text:s text:c="4"/></text:p>
      <text:p text:style-name="Standard"><text:s text:c="4"/>##############################################################################</text:p>
      <text:p text:style-name="Standard"><text:s text:c="4"/># Add initial node to the open node dictionary, initial node has no parent </text:p>
      <text:p text:style-name="Standard"><text:s text:c="4"/>open_dict[initial_node_coord] = [0, node_idx, None, initial_node_coord, th_initial, 0]</text:p>
      <text:p text:style-name="Standard"><text:s text:c="4"/></text:p>
      <text:p text:style-name="Standard"><text:s text:c="4"/># Check if the initial node is the goal node, if so stop search</text:p>
      <text:p text:style-name="Standard"><text:s text:c="4"/>pt1 = (initial_node_coord[0], initial_node_coord[1])</text:p>
      <text:p text:style-name="Standard"><text:s text:c="4"/>pt2 = (goal_node_coord[0], goal_node_coord[1])</text:p>
      <text:p text:style-name="Standard"><text:s text:c="4"/>euclidean_dist = np.linalg.norm(np.array(pt1)-np.array(pt2))</text:p>
      <text:p text:style-name="Standard"><text:s text:c="4"/></text:p>
      <text:p text:style-name="Standard"><text:s text:c="4"/>if (initial_node_coord[0] == goal_node_coord[0] and initial_node_coord[1] == goal_node_coord[1] and (abs(th_initial - th_goal) &lt;= theta_threshold)):</text:p>
      <text:p text:style-name="Standard"/>
      <text:p text:style-name="Standard"><text:s text:c="8"/>curr_node_coord = (initial_node_coord[0], initial_node_coord[1])</text:p>
      <text:p text:style-name="Standard"><text:s text:c="8"/>visited_queue, goal_found, closest_node_to_goal_x, closest_node_to_goal_y = goal_node_found(goal_found, visited_queue, initial_node_coord[0], initial_node_coord[1], 0, node_idx, curr_parent_idx, curr_node_coord, 0)</text:p>
      <text:p text:style-name="Standard"><text:s text:c="8"/>return visited_queue, goal_found, fig, ax, closest_node_to_goal_x, closest_node_to_goal_y</text:p>
      <text:p text:style-name="Standard"><text:s text:c="4"/></text:p>
      <text:p text:style-name="Standard"><text:s text:c="4"/>##############################################################################</text:p>
      <text:p text:style-name="Standard"><text:s text:c="4"/>print("Main code execution has started...")</text:p>
      <text:p text:style-name="Standard"><text:s text:c="4"/>print()</text:p>
      <text:p text:style-name="Standard"><text:soft-page-break/><text:s text:c="4"/></text:p>
      <text:p text:style-name="Standard"><text:s text:c="4"/># Process next node in the open dictionary with the lowest cost to come</text:p>
      <text:p text:style-name="Standard"><text:s text:c="4"/>while (len(open_dict) != 0): # Stop search when node queue is empty </text:p>
      <text:p text:style-name="Standard"><text:s text:c="8"/></text:p>
      <text:p text:style-name="Standard"><text:s text:c="8"/>debug_counter = debug_counter + 1 # Debug variable</text:p>
      <text:p text:style-name="Standard"><text:s text:c="8"/></text:p>
      <text:p text:style-name="Standard"><text:s text:c="8"/>curr_node = get_node_lowest_total_cost(open_dict)</text:p>
      <text:p text:style-name="Standard"><text:s text:c="8"/></text:p>
      <text:p text:style-name="Standard"><text:s text:c="8"/>curr_node_x = curr_node[0]</text:p>
      <text:p text:style-name="Standard"><text:s text:c="8"/>curr_node_y = curr_node[1]</text:p>
      <text:p text:style-name="Standard"><text:s text:c="8"/>curr_coord = (curr_node_x,curr_node_y) # Returns current node's (x,y) coordinates</text:p>
      <text:p text:style-name="Standard"><text:s text:c="8"/>curr_node_list = open_dict.pop(curr_coord) # Returns (cost_to_come, current_node_idx, parent_node_idx, parent_node_coordinates)</text:p>
      <text:p text:style-name="Standard"><text:s text:c="8"/>curr_node_coord = (curr_node_x, curr_node_y)</text:p>
      <text:p text:style-name="Standard"/>
      <text:p text:style-name="Standard"><text:s text:c="8"/>curr_node = (curr_coord, curr_node_list) # Creates a tuple, first element is the node's coordinates, 2nd element is curr_node_list </text:p>
      <text:p text:style-name="Standard"><text:s text:c="8"/></text:p>
      <text:p text:style-name="Standard"><text:s text:c="8"/>visited_queue[curr_node_coord] = curr_node_list </text:p>
      <text:p text:style-name="Standard"><text:s text:c="8"/></text:p>
      <text:p text:style-name="Standard"><text:s text:c="8"/>#######################################################################</text:p>
      <text:p text:style-name="Standard"><text:s text:c="8"/># Debug statements</text:p>
      <text:p text:style-name="Standard"><text:s text:c="8"/></text:p>
      <text:p text:style-name="Standard"><text:s text:c="8"/>debug_runs = 5000</text:p>
      <text:p text:style-name="Standard"><text:s text:c="8"/></text:p>
      <text:p text:style-name="Standard"><text:s text:c="8"/>if show_grid == True and debug_counter % debug_runs == 0:</text:p>
      <text:p text:style-name="Standard"><text:s text:c="12"/>print("Debug Counter: ", debug_counter)</text:p>
      <text:p text:style-name="Standard"><text:s text:c="12"/>print("Current Parent Node:")</text:p>
      <text:p text:style-name="Standard"><text:s text:c="12"/>print(curr_node)</text:p>
      <text:p text:style-name="Standard"><text:s text:c="12"/>print()</text:p>
      <text:p text:style-name="Standard"><text:s text:c="12"/></text:p>
      <text:p text:style-name="Standard"><text:s text:c="12"/># display_map_grid_plot(map_grid, curr_node[3][0], curr_node[3][1], point_thickness, goal_found, goal_node_coord[0], goal_node_coord[1], <text:s/>curr_node[3][0], <text:s/>curr_node[3][1])</text:p>
      <text:p text:style-name="Standard"><text:s text:c="8"/></text:p>
      <text:p text:style-name="Standard"><text:s text:c="8"/>#######################################################################</text:p>
      <text:p text:style-name="Standard"><text:s text:c="8"/></text:p>
      <text:p text:style-name="Standard"><text:s text:c="8"/># Evaluate children</text:p>
      <text:p text:style-name="Standard"><text:s text:c="8"/>curr_parent_idx = curr_node_list[1] # Update parent node index</text:p>
      <text:p text:style-name="Standard"><text:s text:c="8"/>i = 1 # Start with first child/move/action</text:p>
      <text:p text:style-name="Standard"><text:s text:c="8"/></text:p>
      <text:p text:style-name="Standard"><text:s text:c="8"/>while i &lt; 6: # Iterate for 5 times -&gt; 5 moves</text:p>
      <text:p text:style-name="Standard"><text:s text:c="8"/></text:p>
      <text:p text:style-name="Standard"><text:s text:c="12"/># CAN PUT DEBUG STATEMENT HERE TO MONITOR CHILD NODE CREATION</text:p>
      <text:p text:style-name="Standard"/>
      <text:p text:style-name="Standard"><text:s text:c="12"/># Generate child node</text:p>
      <text:p text:style-name="Standard"><text:s text:c="12"/>child_cost_to_come, total_cost, valid_move, child_node_x_valid, child_node_y_valid, child_theta, is_node_obstacle = generate_child_node(obstacle_matrix, map_boundary_matrix, curr_node, goal_node_coord, i, map_grid, map_height, map_width, step_size)</text:p>
      <text:p text:style-name="Standard"><text:s text:c="12"/></text:p>
      <text:p text:style-name="Standard"><text:soft-page-break/><text:s text:c="12"/>###################################################################</text:p>
      <text:p text:style-name="Standard"><text:s text:c="12"/></text:p>
      <text:p text:style-name="Standard"><text:s text:c="12"/>if valid_move == False:</text:p>
      <text:p text:style-name="Standard"><text:s text:c="16"/>i = i + 1 # Update action variable to evaluate the next move</text:p>
      <text:p text:style-name="Standard"><text:s text:c="16"/>continue</text:p>
      <text:p text:style-name="Standard"><text:s text:c="12"/></text:p>
      <text:p text:style-name="Standard"><text:s text:c="12"/># Check if child node is a duplicate node in visited matrix</text:p>
      <text:p text:style-name="Standard"><text:s text:c="12"/>is_node_duplicate, is_mapping_valid = is_node_visited_duplicate(visited_matrix, child_node_x_valid, child_node_y_valid, child_theta)</text:p>
      <text:p text:style-name="Standard"><text:s text:c="12"/>if is_node_duplicate or not(is_mapping_valid):</text:p>
      <text:p text:style-name="Standard"><text:s text:c="16"/>i = i + 1 # Update action variable to evaluate the next move</text:p>
      <text:p text:style-name="Standard"><text:s text:c="16"/>continue</text:p>
      <text:p text:style-name="Standard"/>
      <text:p text:style-name="Standard"><text:s text:c="12"/># Check if child node is in the visited queue</text:p>
      <text:p text:style-name="Standard"><text:s text:c="12"/>explored = (child_node_x_valid, child_node_y_valid) in set(visited_queue)</text:p>
      <text:p text:style-name="Standard"><text:s text:c="12"/>if explored:</text:p>
      <text:p text:style-name="Standard"><text:s text:c="16"/>i = i + 1 # Update action variable to evaluate the next move</text:p>
      <text:p text:style-name="Standard"><text:s text:c="16"/>continue</text:p>
      <text:p text:style-name="Standard"><text:s text:c="12"/></text:p>
      <text:p text:style-name="Standard"><text:s text:c="12"/>###################################################################</text:p>
      <text:p text:style-name="Standard"><text:s text:c="14"/></text:p>
      <text:p text:style-name="Standard"><text:s text:c="12"/># Check if child node is in open dictionary</text:p>
      <text:p text:style-name="Standard"><text:s text:c="12"/>is_in_open, x_replace, y_replace = is_node_in_open_dict(child_node_x_valid, child_node_y_valid, open_dict)</text:p>
      <text:p text:style-name="Standard"><text:s text:c="12"/>key_replace = (x_replace, y_replace)</text:p>
      <text:p text:style-name="Standard"><text:s text:c="12"/></text:p>
      <text:p text:style-name="Standard"><text:s text:c="12"/>if valid_move == True: # Child node is valid but has not been explored yet</text:p>
      <text:p text:style-name="Standard"><text:s text:c="12"/></text:p>
      <text:p text:style-name="Standard"><text:s text:c="16"/># Check if the initial node is the goal node, if so stop search</text:p>
      <text:p text:style-name="Standard"><text:s text:c="16"/>pt1 = [child_node_x_valid, child_node_y_valid]</text:p>
      <text:p text:style-name="Standard"><text:s text:c="16"/>pt2 = goal_node_coord</text:p>
      <text:p text:style-name="Standard"><text:s text:c="16"/>euclidean_dist = np.linalg.norm(np.array(pt1)-np.array(pt2))</text:p>
      <text:p text:style-name="Standard"><text:s text:c="16"/></text:p>
      <text:p text:style-name="Standard"><text:s text:c="16"/># Check if current child node is goal node <text:s text:c="31"/></text:p>
      <text:p text:style-name="Standard"><text:s text:c="16"/>if (euclidean_dist &lt;= euclid_dist_threshold) and (abs(child_theta - th_goal) &lt;= theta_threshold): # Child node equals goal node</text:p>
      <text:p text:style-name="Standard"><text:s text:c="20"/>visited_queue, goal_found, closest_node_to_goal_x, closest_node_to_goal_y = goal_node_found(goal_found, visited_queue, child_node_x_valid, child_node_y_valid, total_cost, node_idx, curr_parent_idx, curr_node_coord, child_cost_to_come)</text:p>
      <text:p text:style-name="Standard"><text:s text:c="20"/>return visited_queue, goal_found, fig, ax, closest_node_to_goal_x, closest_node_to_goal_y</text:p>
      <text:p text:style-name="Standard"><text:s text:c="16"/></text:p>
      <text:p text:style-name="Standard"><text:s text:c="16"/>else: # Goal node/state not found yet</text:p>
      <text:p text:style-name="Standard"><text:s text:c="22"/></text:p>
      <text:p text:style-name="Standard"><text:s text:c="20"/>if (is_in_open == False): # New child, child has not been expored and is not is in open dictionary</text:p>
      <text:p text:style-name="Standard"><text:s text:c="24"/>node_idx = node_idx + 1 # Create new child index</text:p>
      <text:p text:style-name="Standard"><text:s text:c="24"/>open_dict[(child_node_x_valid, child_node_y_valid)]=(total_cost, node_idx, curr_parent_idx, curr_node_coord, child_theta, child_cost_to_come)</text:p>
      <text:p text:style-name="Standard"><text:soft-page-break/></text:p>
      <text:p text:style-name="Standard"><text:s text:c="20"/>elif (is_in_open == True): # Child has not been explored but is in open dictionary</text:p>
      <text:p text:style-name="Standard"><text:s text:c="28"/></text:p>
      <text:p text:style-name="Standard"><text:s text:c="24"/>child_total_cost_stored = open_dict[(x_replace, y_replace)][0] <text:s/></text:p>
      <text:p text:style-name="Standard"/>
      <text:p text:style-name="Standard"><text:s text:c="24"/># Update node</text:p>
      <text:p text:style-name="Standard"><text:s text:c="24"/>if total_cost &lt; child_total_cost_stored: #and (abs(child_theta - child_theta_val_stored) &lt;= theta_threshold): </text:p>
      <text:p text:style-name="Standard"><text:s text:c="28"/>total_cost_new = total_cost</text:p>
      <text:p text:style-name="Standard"><text:s text:c="28"/>existing_child_idx = open_dict[(x_replace, y_replace)][1]</text:p>
      <text:p text:style-name="Standard"><text:s text:c="28"/></text:p>
      <text:p text:style-name="Standard"><text:s text:c="28"/>del open_dict[key_replace] </text:p>
      <text:p text:style-name="Standard"/>
      <text:p text:style-name="Standard"><text:s text:c="28"/>child_node_list = (total_cost_new, existing_child_idx, curr_parent_idx, curr_node_coord, child_theta, child_cost_to_come)</text:p>
      <text:p text:style-name="Standard"><text:s text:c="28"/>open_dict[(child_node_x_valid, child_node_y_valid)] = child_node_list</text:p>
      <text:p text:style-name="Standard"><text:s text:c="16"/></text:p>
      <text:p text:style-name="Standard"><text:s text:c="12"/>#plot_fig = True</text:p>
      <text:p text:style-name="Standard"><text:s text:c="12"/></text:p>
      <text:p text:style-name="Standard"><text:s text:c="12"/># print_function(i, valid_move, is_node_obstacle, plot_fig, map_grid)</text:p>
      <text:p text:style-name="Standard"><text:s text:c="16"/></text:p>
      <text:p text:style-name="Standard"><text:s text:c="12"/>i = i + 1 # Update action variable to evaluate the next move</text:p>
      <text:p text:style-name="Standard"/>
      <text:p text:style-name="Standard"><text:s text:c="4"/># End of outer while loop <text:s text:c="3"/></text:p>
      <text:p text:style-name="Standard"><text:s text:c="4"/>print("Goal Found Boolean: ", goal_found)</text:p>
      <text:p text:style-name="Standard"><text:s text:c="4"/>print()</text:p>
      <text:p text:style-name="Standard"><text:s text:c="8"/></text:p>
      <text:p text:style-name="Standard"><text:s text:c="4"/>return visited_queue, goal_found, fig, ax</text:p>
      <text:p text:style-name="Standard"><text:s text:c="4"/></text:p>
      <text:p text:style-name="Standard">######################################################################################################################################################################</text:p>
      <text:p text:style-name="Standard"># Function gets user input, prints results of dijkstra_approach_alg function, optimal path is also computed and animation video is created if solution is found</text:p>
      <text:p text:style-name="Standard"># Resource for time functions: https://stackoverflow.com/questions/27779677/how-to-format-elapsed-time-from-seconds-to-hours-minutes-seconds-and-milliseco</text:p>
      <text:p text:style-name="Standard"># Resouce for RBG map grid color selection: https://www.rapidtables.com/web/color/RGB_Color.html</text:p>
      <text:p text:style-name="Standard"># Resource for creation animation video: https://docs.opencv.org/3.4/dd/d9e/classcv_1_1VideoWriter.html</text:p>
      <text:p text:style-name="Standard"/>
      <text:p text:style-name="Standard">def main_func(): </text:p>
      <text:p text:style-name="Standard"><text:s text:c="4"/></text:p>
      <text:p text:style-name="Standard"><text:s text:c="4"/># Map/grid dimensions defined per problem statements</text:p>
      <text:p text:style-name="Standard"><text:s text:c="4"/>map_height = 250</text:p>
      <text:p text:style-name="Standard"><text:s text:c="4"/>map_width = 600</text:p>
      <text:p text:style-name="Standard"><text:s text:c="4"/></text:p>
      <text:p text:style-name="Standard"><text:s text:c="4"/># Define RGB colors and attributes for map grid image</text:p>
      <text:p text:style-name="Standard"><text:s text:c="4"/>obstacle_space_color = (156,14,38)</text:p>
      <text:p text:style-name="Standard"><text:s text:c="4"/>free_space_color = (0,0,0)</text:p>
      <text:p text:style-name="Standard"><text:s text:c="4"/>clearance_color = (102, 0, 0)</text:p>
      <text:p text:style-name="Standard"><text:soft-page-break/><text:s text:c="4"/>optimal_path_color = (0,204,204)</text:p>
      <text:p text:style-name="Standard"><text:s text:c="4"/>start_node_color = (255, 255, 0) </text:p>
      <text:p text:style-name="Standard"><text:s text:c="4"/>goal_node_color = (0,153,0)</text:p>
      <text:p text:style-name="Standard"><text:s text:c="4"/>explored_node_color = (255, 255, 255) # White arrows</text:p>
      <text:p text:style-name="Standard"/>
      <text:p text:style-name="Standard"><text:s text:c="4"/></text:p>
      <text:p text:style-name="Standard"><text:s text:c="4"/>text_font = cv2.FONT_HERSHEY_SIMPLEX</text:p>
      <text:p text:style-name="Standard"><text:s text:c="4"/>plt_origin = (85, 10)</text:p>
      <text:p text:style-name="Standard"><text:s text:c="4"/>video_origin = (85, 25)</text:p>
      <text:p text:style-name="Standard"><text:s text:c="4"/>font_scale = 0.5</text:p>
      <text:p text:style-name="Standard"><text:s text:c="4"/>color = (255, 0, 0)</text:p>
      <text:p text:style-name="Standard"><text:s text:c="4"/>thickness = 1 # assume pixels</text:p>
      <text:p text:style-name="Standard"><text:s text:c="4"/></text:p>
      <text:p text:style-name="Standard"><text:s text:c="4"/>start_goal_pt_thickness = 3</text:p>
      <text:p text:style-name="Standard"><text:s text:c="4"/>traversal_thickness = 3</text:p>
      <text:p text:style-name="Standard"><text:s text:c="4"/></text:p>
      <text:p text:style-name="Standard"><text:s text:c="4"/>robot_clearance, robot_radius = 0, 0</text:p>
      <text:p text:style-name="Standard"><text:s text:c="4"/>robot_radius, robot_clearance = get_user_robot_input()</text:p>
      <text:p text:style-name="Standard"><text:s text:c="4"/></text:p>
      <text:p text:style-name="Standard"><text:s text:c="4"/># Create map grid and store original width and height of map image</text:p>
      <text:p text:style-name="Standard"><text:s text:c="4"/>map_grid, map_height, map_width = create_map_grid(clearance_color, obstacle_space_color, free_space_color, robot_clearance, robot_radius, map_height, map_width)</text:p>
      <text:p text:style-name="Standard"><text:s text:c="4"/>original_map_height = map_height</text:p>
      <text:p text:style-name="Standard"><text:s text:c="4"/>original_map_width = map_width</text:p>
      <text:p text:style-name="Standard"><text:s text:c="4"/></text:p>
      <text:p text:style-name="Standard"><text:s text:c="4"/>########************************************************************#######</text:p>
      <text:p text:style-name="Standard"><text:s text:c="4"/></text:p>
      <text:p text:style-name="Standard"><text:s text:c="4"/># Resize map image using imutils resize function to speed up processing time, can alter width value</text:p>
      <text:p text:style-name="Standard"><text:s text:c="4"/># associated height will automatically be computed to maintain aspect ratio</text:p>
      <text:p text:style-name="Standard"><text:s text:c="4"/>map_grid = imutils.resize(map_grid, width = 300)</text:p>
      <text:p text:style-name="Standard"><text:s text:c="4"/>map_height, map_width, _ = np.shape(map_grid)</text:p>
      <text:p text:style-name="Standard"><text:s text:c="4"/></text:p>
      <text:p text:style-name="Standard"><text:s text:c="4"/>########************************************************************#######</text:p>
      <text:p text:style-name="Standard"/>
      <text:p text:style-name="Standard"><text:s text:c="4"/># Set up matrix to keep track of obstacle and free spaces</text:p>
      <text:p text:style-name="Standard"><text:s text:c="4"/>map_boundary_matrix = map_obstacle_freespace_matrix(map_grid, map_height, map_width)</text:p>
      <text:p text:style-name="Standard"><text:s text:c="4"/>obstacle_matrix = map_boundary_matrix.copy()</text:p>
      <text:p text:style-name="Standard"><text:s text:c="4"/></text:p>
      <text:p text:style-name="Standard"><text:s text:c="4"/># Get user defined initial and goal node coordinates</text:p>
      <text:p text:style-name="Standard"><text:s text:c="4"/>x_initial, y_initial, x_goal, y_goal, th_initial, th_goal, step_size = get_user_input(map_width, map_height, check_node_in_obstacle_space, obstacle_matrix)</text:p>
      <text:p text:style-name="Standard"><text:s text:c="4"/>initial_node_coord = (x_initial, y_initial)</text:p>
      <text:p text:style-name="Standard"><text:s text:c="4"/>goal_node_coord = (x_goal, y_goal)</text:p>
      <text:p text:style-name="Standard"><text:s text:c="4"/></text:p>
      <text:p text:style-name="Standard"><text:s text:c="4"/>print("Map Created and User Input Saved")</text:p>
      <text:p text:style-name="Standard"><text:s text:c="4"/>print()</text:p>
      <text:p text:style-name="Standard"><text:s text:c="4"/></text:p>
      <text:p text:style-name="Standard"><text:s text:c="4"/># Plot the resized map grid with the obstacle and free space</text:p>
      <text:p text:style-name="Standard"><text:s text:c="4"/>plt.figure()</text:p>
      <text:p text:style-name="Standard"><text:soft-page-break/><text:s text:c="4"/>plt.title('Resized Map Grid')</text:p>
      <text:p text:style-name="Standard"><text:s text:c="4"/>plt.imshow(map_grid.astype(np.uint8), origin="lower")</text:p>
      <text:p text:style-name="Standard"><text:s text:c="4"/>plt.show()</text:p>
      <text:p text:style-name="Standard"><text:s text:c="4"/></text:p>
      <text:p text:style-name="Standard"><text:s text:c="4"/>###########################################################################################################</text:p>
      <text:p text:style-name="Standard"><text:s text:c="4"/></text:p>
      <text:p text:style-name="Standard"><text:s text:c="4"/># Use two different ways to compute the time the dijkstra algorithm takes to solve the given problem space</text:p>
      <text:p text:style-name="Standard"><text:s text:c="4"/>start1 = time.time()</text:p>
      <text:p text:style-name="Standard"><text:s text:c="4"/>start2 = datetime.now()</text:p>
      <text:p text:style-name="Standard"><text:s text:c="4"/></text:p>
      <text:p text:style-name="Standard"><text:s text:c="4"/>visited_queue, goal_found, fig, ax, closest_node_to_goal_x, closest_node_to_goal_y = astar_approach_alg(obstacle_matrix, map_boundary_matrix, initial_node_coord, goal_node_coord, map_grid, map_height, map_width, th_initial, th_goal, step_size) <text:s text:c="3"/></text:p>
      <text:p text:style-name="Standard"><text:s text:c="4"/></text:p>
      <text:p text:style-name="Standard"><text:s text:c="4"/>end1 = time.time()</text:p>
      <text:p text:style-name="Standard"><text:s text:c="4"/>end2 = datetime.now()</text:p>
      <text:p text:style-name="Standard"><text:s text:c="4"/></text:p>
      <text:p text:style-name="Standard"><text:s text:c="4"/>print("Was goal found ? -&gt; ", goal_found)</text:p>
      <text:p text:style-name="Standard"><text:s text:c="4"/>print()</text:p>
      <text:p text:style-name="Standard"><text:s text:c="4"/></text:p>
      <text:p text:style-name="Standard"><text:s text:c="4"/>if goal_found == False:</text:p>
      <text:p text:style-name="Standard"><text:s text:c="8"/>print("No solution.")</text:p>
      <text:p text:style-name="Standard"><text:s text:c="8"/>print()</text:p>
      <text:p text:style-name="Standard"><text:s text:c="8"/>return</text:p>
      <text:p text:style-name="Standard"><text:s text:c="8"/></text:p>
      <text:p text:style-name="Standard"><text:s text:c="4"/>#################################################################################################</text:p>
      <text:p text:style-name="Standard"><text:s text:c="4"/></text:p>
      <text:p text:style-name="Standard"><text:s text:c="4"/># Execution Time Computed - Method 1</text:p>
      <text:p text:style-name="Standard"><text:s text:c="4"/>hrs, remain = divmod(end1 - start1, 3600)</text:p>
      <text:p text:style-name="Standard"><text:s text:c="4"/>mins, secs = divmod(remain, 60)</text:p>
      <text:p text:style-name="Standard"><text:s text:c="4"/>print("- Problem solved in (hours:min:sec:milliseconds) (Method 1): {:0&gt;2}:{:0&gt;2}:{:05.2f}".format(int(hrs),int(mins),secs))</text:p>
      <text:p text:style-name="Standard"><text:s text:c="4"/></text:p>
      <text:p text:style-name="Standard"><text:s text:c="4"/># Execution Time Computed - Method 2</text:p>
      <text:p text:style-name="Standard"><text:s text:c="4"/>runtime=end2-start2</text:p>
      <text:p text:style-name="Standard"><text:s text:c="4"/>print("- Problem solved in (hours:min:sec:milliseconds) (Method 2): " + str(runtime))</text:p>
      <text:p text:style-name="Standard"><text:s text:c="4"/>print()</text:p>
      <text:p text:style-name="Standard"><text:s text:c="4"/></text:p>
      <text:p text:style-name="Standard"><text:s text:c="4"/>print("Start node coordinate input:", (x_initial,y_initial))</text:p>
      <text:p text:style-name="Standard"><text:s text:c="4"/>print("Goal node coordinate input:", (x_goal,y_goal))</text:p>
      <text:p text:style-name="Standard"><text:s text:c="4"/>print()</text:p>
      <text:p text:style-name="Standard"><text:s text:c="4"/></text:p>
      <text:p text:style-name="Standard"><text:soft-page-break/><text:s text:c="4"/>#################################################################################################</text:p>
      <text:p text:style-name="Standard"><text:s text:c="4"/></text:p>
      <text:p text:style-name="Standard"><text:s text:c="4"/># Call function to compute optimal path </text:p>
      <text:p text:style-name="Standard"><text:s text:c="4"/>optimal_path = compute_optimal_path(visited_queue, initial_node_coord, goal_node_coord, closest_node_to_goal_x, closest_node_to_goal_y)</text:p>
      <text:p text:style-name="Standard"><text:s text:c="4"/></text:p>
      <text:p text:style-name="Standard"><text:s text:c="4"/>#################################################################################################</text:p>
      <text:p text:style-name="Standard"><text:s text:c="4"/></text:p>
      <text:p text:style-name="Standard"><text:s text:c="4"/># Create animation visualization video</text:p>
      <text:p text:style-name="Standard"><text:s text:c="4"/>out = cv2.VideoWriter('conn_astar_algorithm_video.avi', cv2.VideoWriter_fourcc(*'XVID'), 50, (original_map_width,original_map_height))</text:p>
      <text:p text:style-name="Standard"><text:s text:c="4"/></text:p>
      <text:p text:style-name="Standard"><text:s text:c="4"/>#################################################################################################</text:p>
      <text:p text:style-name="Standard"/>
      <text:p text:style-name="Standard"><text:s text:c="4"/># Plots start and goal nodes</text:p>
      <text:p text:style-name="Standard"><text:s text:c="4"/>map_grid = cv2.circle(map_grid, (x_initial,y_initial), radius = 0, color=start_node_color, thickness = start_goal_pt_thickness) # start node</text:p>
      <text:p text:style-name="Standard"><text:s text:c="4"/>map_grid = cv2.circle(map_grid, (x_goal,y_goal), radius = 0, color=goal_node_color, thickness = start_goal_pt_thickness) # goal node </text:p>
      <text:p text:style-name="Standard"/>
      <text:p text:style-name="Standard"><text:s text:c="4"/>last_parent_x = next(iter(visited_queue))[0]</text:p>
      <text:p text:style-name="Standard"><text:s text:c="4"/>last_parent_y = next(iter(visited_queue))[1]</text:p>
      <text:p text:style-name="Standard"><text:s text:c="4"/>last_parent_x = int(last_parent_x)</text:p>
      <text:p text:style-name="Standard"><text:s text:c="4"/>last_parent_y = int(last_parent_y)</text:p>
      <text:p text:style-name="Standard"/>
      <text:p text:style-name="Standard"><text:s text:c="4"/>for visited_node in visited_queue:</text:p>
      <text:p text:style-name="Standard"><text:s text:c="8"/></text:p>
      <text:p text:style-name="Standard"><text:s text:c="8"/># Add arrow to the plot</text:p>
      <text:p text:style-name="Standard"><text:s text:c="8"/>arrow_img = np.copy(map_grid)</text:p>
      <text:p text:style-name="Standard"><text:s text:c="8"/>pc = visited_queue[visited_node][3]</text:p>
      <text:p text:style-name="Standard"><text:s text:c="8"/>px = int(pc[0])</text:p>
      <text:p text:style-name="Standard"><text:s text:c="8"/>py = int(pc[1])</text:p>
      <text:p text:style-name="Standard"><text:s text:c="8"/>cv2.arrowedLine(arrow_img, (px, py), (int(visited_node[0]), int(visited_node[1])), explored_node_color, thickness=1, tipLength=0.05)</text:p>
      <text:p text:style-name="Standard"/>
      <text:p text:style-name="Standard"><text:s text:c="8"/># Overlay the arrow on the original map</text:p>
      <text:p text:style-name="Standard"><text:s text:c="8"/>map_grid = cv2.addWeighted(map_grid, 0.5, arrow_img, 0.5, 0)</text:p>
      <text:p text:style-name="Standard"><text:s text:c="8"/></text:p>
      <text:p text:style-name="Standard"><text:s text:c="8"/>## Debug Statement</text:p>
      <text:p text:style-name="Standard"><text:s text:c="8"/># Plot the resized map grid with the obstacle and free space</text:p>
      <text:p text:style-name="Standard"><text:s text:c="8"/># plt.figure()</text:p>
      <text:p text:style-name="Standard"><text:s text:c="8"/># plt.title('Resized Map Grid')</text:p>
      <text:p text:style-name="Standard"><text:s text:c="8"/># plt.imshow(map_grid.astype(np.uint8), origin="lower")</text:p>
      <text:p text:style-name="Standard"><text:soft-page-break/><text:s text:c="8"/># plt.show()</text:p>
      <text:p text:style-name="Standard"><text:s text:c="4"/></text:p>
      <text:p text:style-name="Standard"><text:s text:c="8"/># Plot start and end goal nodes</text:p>
      <text:p text:style-name="Standard"><text:s text:c="8"/>map_grid = cv2.circle(map_grid, (x_initial,y_initial), radius =0 , color=start_node_color, thickness = start_goal_pt_thickness) # start node</text:p>
      <text:p text:style-name="Standard"><text:s text:c="8"/>map_grid = cv2.circle(map_grid, (x_goal,y_goal), radius = 0, color=goal_node_color, thickness = start_goal_pt_thickness) # goal node</text:p>
      <text:p text:style-name="Standard"/>
      <text:p text:style-name="Standard"><text:s text:c="8"/># Necessary image processing for proper color display</text:p>
      <text:p text:style-name="Standard"><text:s text:c="8"/>output_frame = cv2.flip(map_grid, 0) # change y axis of image</text:p>
      <text:p text:style-name="Standard"><text:s text:c="8"/>output_frame = cv2.cvtColor(output_frame, cv2.COLOR_RGB2BGR) # change color space to reflect proper colors</text:p>
      <text:p text:style-name="Standard"><text:s text:c="8"/>output_frame = cv2.resize(output_frame, (original_map_width, original_map_height)) # resize image back to original image shape</text:p>
      <text:p text:style-name="Standard"><text:s text:c="8"/>out.write(output_frame) # write image framr to animation video</text:p>
      <text:p text:style-name="Standard"><text:s text:c="8"/></text:p>
      <text:p text:style-name="Standard"><text:s text:c="8"/># Keep track of start nodes for each arrow</text:p>
      <text:p text:style-name="Standard"><text:s text:c="8"/>last_parent_x = visited_node[0] </text:p>
      <text:p text:style-name="Standard"><text:s text:c="8"/>last_parent_y = visited_node[1] </text:p>
      <text:p text:style-name="Standard"><text:s text:c="8"/>last_parent_x = int(last_parent_x)</text:p>
      <text:p text:style-name="Standard"><text:s text:c="8"/>last_parent_y = int(last_parent_y)</text:p>
      <text:p text:style-name="Standard"/>
      <text:p text:style-name="Standard"><text:s text:c="4"/>#################################################################################################</text:p>
      <text:p text:style-name="Standard"><text:s text:c="4"/></text:p>
      <text:p text:style-name="Standard"><text:s text:c="4"/>last_parent_x = optimal_path[0][0]</text:p>
      <text:p text:style-name="Standard"><text:s text:c="4"/>last_parent_y = optimal_path[0][1]</text:p>
      <text:p text:style-name="Standard"><text:s text:c="4"/></text:p>
      <text:p text:style-name="Standard"><text:s text:c="4"/>last_parent_x = int(last_parent_x)</text:p>
      <text:p text:style-name="Standard"><text:s text:c="4"/>last_parent_y = int(last_parent_y)</text:p>
      <text:p text:style-name="Standard"><text:s text:c="4"/></text:p>
      <text:p text:style-name="Standard"><text:s text:c="4"/>for optimal_node in optimal_path:</text:p>
      <text:p text:style-name="Standard"><text:s text:c="8"/></text:p>
      <text:p text:style-name="Standard"><text:s text:c="8"/># Define the color of the arrow</text:p>
      <text:p text:style-name="Standard"><text:s text:c="8"/>color = optimal_path_color</text:p>
      <text:p text:style-name="Standard"><text:s text:c="8"/></text:p>
      <text:p text:style-name="Standard"><text:s text:c="8"/># Add the arrow to the plot</text:p>
      <text:p text:style-name="Standard"><text:s text:c="8"/>arrow_img = np.copy(map_grid)</text:p>
      <text:p text:style-name="Standard"><text:s text:c="8"/></text:p>
      <text:p text:style-name="Standard"><text:s text:c="8"/>cv2.line(arrow_img, (last_parent_x, last_parent_y), (int(optimal_node[0]), int(optimal_node[1])), color, thickness=1)</text:p>
      <text:p text:style-name="Standard"><text:s text:c="8"/>map_grid = cv2.circle(map_grid, (int(optimal_node[0]), int(optimal_node[1])), radius = 0 , color=(38, 25, 216), thickness = traversal_thickness) # start node</text:p>
      <text:p text:style-name="Standard"/>
      <text:p text:style-name="Standard"><text:s text:c="8"/># Overlay the arrow on the original map</text:p>
      <text:p text:style-name="Standard"><text:s text:c="8"/>map_grid = cv2.addWeighted(map_grid, 0.5, arrow_img, 0.5, 0)</text:p>
      <text:p text:style-name="Standard"><text:s text:c="8"/></text:p>
      <text:p text:style-name="Standard"><text:s text:c="8"/></text:p>
      <text:p text:style-name="Standard"><text:soft-page-break/><text:s text:c="8"/>map_grid[int(optimal_node[1]),int(optimal_node[0])] = optimal_path_color # optimal path node </text:p>
      <text:p text:style-name="Standard"><text:s text:c="8"/>map_grid = cv2.circle(map_grid, (x_initial,y_initial), radius=0, color=start_node_color, thickness=start_goal_pt_thickness) # start node</text:p>
      <text:p text:style-name="Standard"><text:s text:c="8"/>map_grid = cv2.circle(map_grid, (x_goal,y_goal), radius=0, color=goal_node_color, thickness=start_goal_pt_thickness) # goal node</text:p>
      <text:p text:style-name="Standard"/>
      <text:p text:style-name="Standard"><text:s text:c="8"/>output_frame = cv2.flip(map_grid, 0) # change y axis</text:p>
      <text:p text:style-name="Standard"><text:s text:c="8"/>output_frame = cv2.cvtColor(output_frame, cv2.COLOR_RGB2BGR) # change color space to reflect proper colors</text:p>
      <text:p text:style-name="Standard"><text:s text:c="8"/></text:p>
      <text:p text:style-name="Standard"><text:s text:c="8"/>output_frame = cv2.resize(output_frame, (original_map_width, original_map_height)) # resize image back to original image shape</text:p>
      <text:p text:style-name="Standard"/>
      <text:p text:style-name="Standard"><text:s text:c="8"/>out.write(output_frame) # write image framr to animation video</text:p>
      <text:p text:style-name="Standard"><text:s text:c="8"/></text:p>
      <text:p text:style-name="Standard"><text:s text:c="8"/>last_parent_x = optimal_node[0] </text:p>
      <text:p text:style-name="Standard"><text:s text:c="8"/>last_parent_y = optimal_node[1] </text:p>
      <text:p text:style-name="Standard"><text:s text:c="8"/></text:p>
      <text:p text:style-name="Standard"><text:s text:c="8"/>last_parent_x = int(last_parent_x)</text:p>
      <text:p text:style-name="Standard"><text:s text:c="8"/>last_parent_y = int(last_parent_y)</text:p>
      <text:p text:style-name="Standard"><text:s text:c="8"/></text:p>
      <text:p text:style-name="Standard"><text:s text:c="4"/>#################################################################################################</text:p>
      <text:p text:style-name="Standard"><text:s text:c="4"/></text:p>
      <text:p text:style-name="Standard"><text:s text:c="4"/>output_frame = cv2.flip(map_grid, 0) # change y axis</text:p>
      <text:p text:style-name="Standard"><text:s text:c="4"/>output_frame = cv2.cvtColor(output_frame, cv2.COLOR_RGB2BGR) # change color space to reflect proper colors <text:s text:c="3"/></text:p>
      <text:p text:style-name="Standard"><text:s text:c="4"/></text:p>
      <text:p text:style-name="Standard"><text:s text:c="4"/># Output to terminal/console</text:p>
      <text:p text:style-name="Standard"><text:s text:c="4"/>if goal_found:</text:p>
      <text:p text:style-name="Standard"><text:s text:c="8"/>output_frame = cv2.putText(output_frame, 'Solution Found', video_origin, text_font, font_scale, color, thickness, cv2.LINE_AA)</text:p>
      <text:p text:style-name="Standard"><text:s text:c="8"/>map_grid = cv2.putText(map_grid, 'Solution Found', plt_origin, text_font, font_scale, (0, 0, 255), thickness, cv2.LINE_AA, bottomLeftOrigin= True)</text:p>
      <text:p text:style-name="Standard"/>
      <text:p text:style-name="Standard"><text:s text:c="4"/>else:</text:p>
      <text:p text:style-name="Standard"><text:s text:c="8"/>output_frame = cv2.putText(output_frame, 'No Solution', video_origin, text_font, font_scale, color, thickness, cv2.LINE_AA)</text:p>
      <text:p text:style-name="Standard"><text:s text:c="8"/>map_grid = cv2.putText(map_grid, 'No Solution', plt_origin, text_font, font_scale, (0, 0, 255), thickness, cv2.LINE_AA, bottomLeftOrigin = True)</text:p>
      <text:p text:style-name="Standard"/>
      <text:p text:style-name="Standard"><text:s text:c="4"/>output_frame = cv2.resize(output_frame, (original_map_width, original_map_height)) # resize image back to original image shape</text:p>
      <text:p text:style-name="Standard"><text:s text:c="4"/>out.write(output_frame) # write image framr to animation video</text:p>
      <text:p text:style-name="Standard"><text:s text:c="4"/>out.release() # release video object, done writing frames to video</text:p>
      <text:p text:style-name="Standard"><text:s text:c="4"/></text:p>
      <text:p text:style-name="Standard"><text:soft-page-break/><text:s text:c="4"/>#################################################################################################</text:p>
      <text:p text:style-name="Standard"><text:s text:c="4"/></text:p>
      <text:p text:style-name="Standard"><text:s text:c="4"/># Display last frame to Python IDE</text:p>
      <text:p text:style-name="Standard"><text:s text:c="4"/>plt.figure()</text:p>
      <text:p text:style-name="Standard"><text:s text:c="4"/>plt.title('Final Map Grid')</text:p>
      <text:p text:style-name="Standard"><text:s text:c="4"/>plt.imshow(map_grid.astype(np.uint8), origin="lower")</text:p>
      <text:p text:style-name="Standard"><text:s text:c="4"/>plt.show()</text:p>
      <text:p text:style-name="Standard"><text:s text:c="4"/></text:p>
      <text:p text:style-name="Standard"><text:s text:c="4"/># Display last frame to video</text:p>
      <text:p text:style-name="Standard"><text:s text:c="4"/>ax.set_title('Final Map Grid') <text:s text:c="3"/></text:p>
      <text:p text:style-name="Standard"><text:s text:c="4"/>ax.axis('off')</text:p>
      <text:p text:style-name="Standard"><text:s text:c="4"/>ax.imshow((map_grid).astype(np.uint8), animated=True, origin="lower")</text:p>
      <text:p text:style-name="Standard"><text:s text:c="4"/></text:p>
      <text:p text:style-name="Standard"><text:s text:c="4"/>print("Code Script Complete.") <text:s text:c="3"/></text:p>
      <text:p text:style-name="Standard"><text:s text:c="4"/></text:p>
      <text:p text:style-name="Standard"><text:s text:c="4"/># End of algorithm</text:p>
      <text:p text:style-name="Standard"/>
      <text:p text:style-name="Standard">###########################################################################################################################################</text:p>
      <text:p text:style-name="Standard"># Call main function</text:p>
      <text:p text:style-name="Standard"/>
      <text:p text:style-name="Standard">main_func()</text:p>
      <text:p text:style-name="Standard"/>
      <text:p text:style-name="Standard"># End of code file</text:p>
      <text:p text:style-name="Standard">###############################################################################################################################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4T19:14:21.429257057</meta:creation-date>
    <dc:date>2023-05-04T19:15:19.208293501</dc:date>
    <meta:editing-duration>PT57S</meta:editing-duration>
    <meta:editing-cycles>1</meta:editing-cycles>
    <meta:document-statistic meta:table-count="0" meta:image-count="0" meta:object-count="0" meta:page-count="23" meta:paragraph-count="894" meta:word-count="4332" meta:character-count="43559" meta:non-whitespace-character-count="34048"/>
    <meta:generator>LibreOffice/6.4.7.2$Linux_X86_64 LibreOffice_project/40$Build-2</meta:generator>
  </office:meta>
</office:document-meta>
</file>